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3089.869" calcext:value-type="float">
            <text:p>1739053089.869</text:p>
          </table:table-cell>
          <table:table-cell office:value-type="float" office:value="1739053090.394" calcext:value-type="float">
            <text:p>1739053090.3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0.525000095367432" calcext:value-type="float">
            <text:p>0.525000095367432</text:p>
          </table:table-cell>
          <table:table-cell/>
          <table:table-cell table:formula="of:=[.H2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0.836" calcext:value-type="float">
            <text:p>1739053090.836</text:p>
          </table:table-cell>
          <table:table-cell office:value-type="float" office:value="1739053091.387" calcext:value-type="float">
            <text:p>1739053091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551000118255615" calcext:value-type="float">
            <text:p>0.551000118255615</text:p>
          </table:table-cell>
          <table:table-cell/>
          <table:table-cell table:formula="of:=[.H3] - [.$H$343]" office:value-type="float" office:value="0.170000314712524" calcext:value-type="float">
            <text:p>0.1700003147125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1.936" calcext:value-type="float">
            <text:p>1739053091.936</text:p>
          </table:table-cell>
          <table:table-cell office:value-type="float" office:value="1739053092.387" calcext:value-type="float">
            <text:p>1739053092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0.450999975204468" calcext:value-type="float">
            <text:p>0.450999975204468</text:p>
          </table:table-cell>
          <table:table-cell/>
          <table:table-cell table:formula="of:=[.H4] - [.$H$343]" office:value-type="float" office:value="0.0700001716613767" calcext:value-type="float">
            <text:p>0.070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2.803" calcext:value-type="float">
            <text:p>1739053092.803</text:p>
          </table:table-cell>
          <table:table-cell office:value-type="float" office:value="1739053093.385" calcext:value-type="float">
            <text:p>1739053093.3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0.582000017166138" calcext:value-type="float">
            <text:p>0.582000017166138</text:p>
          </table:table-cell>
          <table:table-cell/>
          <table:table-cell table:formula="of:=[.H5] - [.$H$343]" office:value-type="float" office:value="0.201000213623047" calcext:value-type="float">
            <text:p>0.201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2.836" calcext:value-type="float">
            <text:p>1739053092.836</text:p>
          </table:table-cell>
          <table:table-cell office:value-type="float" office:value="1739053093.487" calcext:value-type="float">
            <text:p>1739053093.4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0.651000022888184" calcext:value-type="float">
            <text:p>0.651000022888184</text:p>
          </table:table-cell>
          <table:table-cell/>
          <table:table-cell table:formula="of:=[.H6] - [.$H$343]" office:value-type="float" office:value="0.270000219345093" calcext:value-type="float">
            <text:p>0.270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3.903" calcext:value-type="float">
            <text:p>1739053093.903</text:p>
          </table:table-cell>
          <table:table-cell office:value-type="float" office:value="1739053094.39" calcext:value-type="float">
            <text:p>1739053094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0.486999988555908" calcext:value-type="float">
            <text:p>0.486999988555908</text:p>
          </table:table-cell>
          <table:table-cell/>
          <table:table-cell table:formula="of:=[.H7] - [.$H$343]" office:value-type="float" office:value="0.106000185012817" calcext:value-type="float">
            <text:p>0.1060001850128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4.836" calcext:value-type="float">
            <text:p>1739053094.836</text:p>
          </table:table-cell>
          <table:table-cell office:value-type="float" office:value="1739053095.39" calcext:value-type="float">
            <text:p>1739053095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0.55400013923645" calcext:value-type="float">
            <text:p>0.55400013923645</text:p>
          </table:table-cell>
          <table:table-cell/>
          <table:table-cell table:formula="of:=[.H8] - [.$H$343]" office:value-type="float" office:value="0.173000335693359" calcext:value-type="float">
            <text:p>0.1730003356933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5.836" calcext:value-type="float">
            <text:p>1739053095.836</text:p>
          </table:table-cell>
          <table:table-cell office:value-type="float" office:value="1739053096.392" calcext:value-type="float">
            <text:p>1739053096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0.555999994277954" calcext:value-type="float">
            <text:p>0.555999994277954</text:p>
          </table:table-cell>
          <table:table-cell/>
          <table:table-cell table:formula="of:=[.H9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6.936" calcext:value-type="float">
            <text:p>1739053096.936</text:p>
          </table:table-cell>
          <table:table-cell office:value-type="float" office:value="1739053097.391" calcext:value-type="float">
            <text:p>1739053097.3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0.454999923706055" calcext:value-type="float">
            <text:p>0.454999923706055</text:p>
          </table:table-cell>
          <table:table-cell/>
          <table:table-cell table:formula="of:=[.H10] - [.$H$343]" office:value-type="float" office:value="0.0740001201629636" calcext:value-type="float">
            <text:p>0.0740001201629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7.836" calcext:value-type="float">
            <text:p>1739053097.836</text:p>
          </table:table-cell>
          <table:table-cell office:value-type="float" office:value="1739053098.392" calcext:value-type="float">
            <text:p>1739053098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0.555999994277954" calcext:value-type="float">
            <text:p>0.555999994277954</text:p>
          </table:table-cell>
          <table:table-cell/>
          <table:table-cell table:formula="of:=[.H11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8.869" calcext:value-type="float">
            <text:p>1739053098.869</text:p>
          </table:table-cell>
          <table:table-cell office:value-type="float" office:value="1739053099.395" calcext:value-type="float">
            <text:p>1739053099.3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0.526000022888184" calcext:value-type="float">
            <text:p>0.526000022888184</text:p>
          </table:table-cell>
          <table:table-cell/>
          <table:table-cell table:formula="of:=[.H12] - [.$H$343]" office:value-type="float" office:value="0.145000219345093" calcext:value-type="float">
            <text:p>0.145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9.869" calcext:value-type="float">
            <text:p>1739053099.869</text:p>
          </table:table-cell>
          <table:table-cell office:value-type="float" office:value="1739053100.388" calcext:value-type="float">
            <text:p>1739053100.3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0.519000053405762" calcext:value-type="float">
            <text:p>0.519000053405762</text:p>
          </table:table-cell>
          <table:table-cell/>
          <table:table-cell table:formula="of:=[.H13] - [.$H$343]" office:value-type="float" office:value="0.138000249862671" calcext:value-type="float">
            <text:p>0.1380002498626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0.803" calcext:value-type="float">
            <text:p>1739053100.803</text:p>
          </table:table-cell>
          <table:table-cell office:value-type="float" office:value="1739053101.39" calcext:value-type="float">
            <text:p>1739053101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0.587000131607056" calcext:value-type="float">
            <text:p>0.587000131607056</text:p>
          </table:table-cell>
          <table:table-cell/>
          <table:table-cell table:formula="of:=[.H14] - [.$H$343]" office:value-type="float" office:value="0.206000328063965" calcext:value-type="float">
            <text:p>0.2060003280639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1.903" calcext:value-type="float">
            <text:p>1739053101.903</text:p>
          </table:table-cell>
          <table:table-cell office:value-type="float" office:value="1739053102.417" calcext:value-type="float">
            <text:p>1739053102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0.513999938964844" calcext:value-type="float">
            <text:p>0.513999938964844</text:p>
          </table:table-cell>
          <table:table-cell/>
          <table:table-cell table:formula="of:=[.H15] - [.$H$343]" office:value-type="float" office:value="0.133000135421753" calcext:value-type="float">
            <text:p>0.13300013542175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2.836" calcext:value-type="float">
            <text:p>1739053102.836</text:p>
          </table:table-cell>
          <table:table-cell office:value-type="float" office:value="1739053103.407" calcext:value-type="float">
            <text:p>1739053103.4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0.571000099182129" calcext:value-type="float">
            <text:p>0.571000099182129</text:p>
          </table:table-cell>
          <table:table-cell/>
          <table:table-cell table:formula="of:=[.H16] - [.$H$343]" office:value-type="float" office:value="0.190000295639038" calcext:value-type="float">
            <text:p>0.1900002956390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3.836" calcext:value-type="float">
            <text:p>1739053103.836</text:p>
          </table:table-cell>
          <table:table-cell office:value-type="float" office:value="1739053104.403" calcext:value-type="float">
            <text:p>1739053104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0.567000150680542" calcext:value-type="float">
            <text:p>0.567000150680542</text:p>
          </table:table-cell>
          <table:table-cell/>
          <table:table-cell table:formula="of:=[.H17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4.903" calcext:value-type="float">
            <text:p>1739053104.903</text:p>
          </table:table-cell>
          <table:table-cell office:value-type="float" office:value="1739053105.401" calcext:value-type="float">
            <text:p>1739053105.4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0.497999906539917" calcext:value-type="float">
            <text:p>0.497999906539917</text:p>
          </table:table-cell>
          <table:table-cell/>
          <table:table-cell table:formula="of:=[.H18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5.936" calcext:value-type="float">
            <text:p>1739053105.936</text:p>
          </table:table-cell>
          <table:table-cell office:value-type="float" office:value="1739053106.406" calcext:value-type="float">
            <text:p>1739053106.4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0.46999979019165" calcext:value-type="float">
            <text:p>0.46999979019165</text:p>
          </table:table-cell>
          <table:table-cell/>
          <table:table-cell table:formula="of:=[.H19] - [.$H$343]" office:value-type="float" office:value="0.0889999866485593" calcext:value-type="float">
            <text:p>0.0889999866485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6.903" calcext:value-type="float">
            <text:p>1739053106.903</text:p>
          </table:table-cell>
          <table:table-cell office:value-type="float" office:value="1739053107.412" calcext:value-type="float">
            <text:p>1739053107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0.508999824523926" calcext:value-type="float">
            <text:p>0.508999824523926</text:p>
          </table:table-cell>
          <table:table-cell/>
          <table:table-cell table:formula="of:=[.H20] - [.$H$343]" office:value-type="float" office:value="0.128000020980835" calcext:value-type="float">
            <text:p>0.12800002098083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7.936" calcext:value-type="float">
            <text:p>1739053107.936</text:p>
          </table:table-cell>
          <table:table-cell office:value-type="float" office:value="1739053108.421" calcext:value-type="float">
            <text:p>1739053108.4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0.484999895095825" calcext:value-type="float">
            <text:p>0.484999895095825</text:p>
          </table:table-cell>
          <table:table-cell/>
          <table:table-cell table:formula="of:=[.H21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8.903" calcext:value-type="float">
            <text:p>1739053108.903</text:p>
          </table:table-cell>
          <table:table-cell office:value-type="float" office:value="1739053109.411" calcext:value-type="float">
            <text:p>1739053109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0.507999897003174" calcext:value-type="float">
            <text:p>0.507999897003174</text:p>
          </table:table-cell>
          <table:table-cell/>
          <table:table-cell table:formula="of:=[.H22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9.836" calcext:value-type="float">
            <text:p>1739053109.836</text:p>
          </table:table-cell>
          <table:table-cell office:value-type="float" office:value="1739053110.418" calcext:value-type="float">
            <text:p>1739053110.4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0.582000017166138" calcext:value-type="float">
            <text:p>0.582000017166138</text:p>
          </table:table-cell>
          <table:table-cell/>
          <table:table-cell table:formula="of:=[.H23] - [.$H$343]" office:value-type="float" office:value="0.201000213623047" calcext:value-type="float">
            <text:p>0.201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0.903" calcext:value-type="float">
            <text:p>1739053110.903</text:p>
          </table:table-cell>
          <table:table-cell office:value-type="float" office:value="1739053111.605" calcext:value-type="float">
            <text:p>1739053111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0.70199990272522" calcext:value-type="float">
            <text:p>0.70199990272522</text:p>
          </table:table-cell>
          <table:table-cell/>
          <table:table-cell table:formula="of:=[.H24] - [.$H$343]" office:value-type="float" office:value="0.321000099182129" calcext:value-type="float">
            <text:p>0.3210000991821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1.836" calcext:value-type="float">
            <text:p>1739053111.836</text:p>
          </table:table-cell>
          <table:table-cell office:value-type="float" office:value="1739053112.422" calcext:value-type="float">
            <text:p>1739053112.4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0.585999965667725" calcext:value-type="float">
            <text:p>0.585999965667725</text:p>
          </table:table-cell>
          <table:table-cell/>
          <table:table-cell table:formula="of:=[.H25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2.869" calcext:value-type="float">
            <text:p>1739053112.869</text:p>
          </table:table-cell>
          <table:table-cell office:value-type="float" office:value="1739053113.421" calcext:value-type="float">
            <text:p>1739053113.4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0.552000045776367" calcext:value-type="float">
            <text:p>0.552000045776367</text:p>
          </table:table-cell>
          <table:table-cell/>
          <table:table-cell table:formula="of:=[.H26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3.869" calcext:value-type="float">
            <text:p>1739053113.869</text:p>
          </table:table-cell>
          <table:table-cell office:value-type="float" office:value="1739053114.436" calcext:value-type="float">
            <text:p>1739053114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0.567000150680542" calcext:value-type="float">
            <text:p>0.567000150680542</text:p>
          </table:table-cell>
          <table:table-cell/>
          <table:table-cell table:formula="of:=[.H27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4.903" calcext:value-type="float">
            <text:p>1739053114.903</text:p>
          </table:table-cell>
          <table:table-cell office:value-type="float" office:value="1739053115.42" calcext:value-type="float">
            <text:p>1739053115.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0.516999959945679" calcext:value-type="float">
            <text:p>0.516999959945679</text:p>
          </table:table-cell>
          <table:table-cell/>
          <table:table-cell table:formula="of:=[.H28] - [.$H$343]" office:value-type="float" office:value="0.136000156402588" calcext:value-type="float">
            <text:p>0.13600015640258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5.936" calcext:value-type="float">
            <text:p>1739053115.936</text:p>
          </table:table-cell>
          <table:table-cell office:value-type="float" office:value="1739053116.428" calcext:value-type="float">
            <text:p>1739053116.4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0.491999864578247" calcext:value-type="float">
            <text:p>0.491999864578247</text:p>
          </table:table-cell>
          <table:table-cell/>
          <table:table-cell table:formula="of:=[.H29] - [.$H$343]" office:value-type="float" office:value="0.111000061035156" calcext:value-type="float">
            <text:p>0.1110000610351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6.903" calcext:value-type="float">
            <text:p>1739053116.903</text:p>
          </table:table-cell>
          <table:table-cell office:value-type="float" office:value="1739053117.431" calcext:value-type="float">
            <text:p>1739053117.4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0.527999877929688" calcext:value-type="float">
            <text:p>0.527999877929688</text:p>
          </table:table-cell>
          <table:table-cell/>
          <table:table-cell table:formula="of:=[.H30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7.969" calcext:value-type="float">
            <text:p>1739053117.969</text:p>
          </table:table-cell>
          <table:table-cell office:value-type="float" office:value="1739053118.43" calcext:value-type="float">
            <text:p>1739053118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0.460999965667725" calcext:value-type="float">
            <text:p>0.460999965667725</text:p>
          </table:table-cell>
          <table:table-cell/>
          <table:table-cell table:formula="of:=[.H31] - [.$H$343]" office:value-type="float" office:value="0.0800001621246336" calcext:value-type="float">
            <text:p>0.080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8.869" calcext:value-type="float">
            <text:p>1739053118.869</text:p>
          </table:table-cell>
          <table:table-cell office:value-type="float" office:value="1739053119.43" calcext:value-type="float">
            <text:p>1739053119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0.561000108718872" calcext:value-type="float">
            <text:p>0.561000108718872</text:p>
          </table:table-cell>
          <table:table-cell/>
          <table:table-cell table:formula="of:=[.H32] - [.$H$343]" office:value-type="float" office:value="0.180000305175781" calcext:value-type="float">
            <text:p>0.18000030517578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9.936" calcext:value-type="float">
            <text:p>1739053119.936</text:p>
          </table:table-cell>
          <table:table-cell office:value-type="float" office:value="1739053120.44" calcext:value-type="float">
            <text:p>1739053120.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0.503999948501587" calcext:value-type="float">
            <text:p>0.503999948501587</text:p>
          </table:table-cell>
          <table:table-cell/>
          <table:table-cell table:formula="of:=[.H33] - [.$H$343]" office:value-type="float" office:value="0.123000144958496" calcext:value-type="float">
            <text:p>0.1230001449584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0.936" calcext:value-type="float">
            <text:p>1739053120.936</text:p>
          </table:table-cell>
          <table:table-cell office:value-type="float" office:value="1739053121.427" calcext:value-type="float">
            <text:p>1739053121.4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0.490999937057495" calcext:value-type="float">
            <text:p>0.490999937057495</text:p>
          </table:table-cell>
          <table:table-cell/>
          <table:table-cell table:formula="of:=[.H34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3121.869" calcext:value-type="float">
            <text:p>1739053121.869</text:p>
          </table:table-cell>
          <table:table-cell table:style-name="ce1" office:value-type="float" office:value="1739053122.442" calcext:value-type="float">
            <text:p>1739053122.44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35]-[.A35]" office:value-type="float" office:value="0.572999954223633" calcext:value-type="float">
            <text:p>0.572999954223633</text:p>
          </table:table-cell>
          <table:table-cell table:style-name="ce1"/>
          <table:table-cell table:formula="of:=[.H35] - [.$H$343]" office:value-type="float" office:value="0.192000150680542" calcext:value-type="float">
            <text:p>0.1920001506805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3122.936" calcext:value-type="float">
            <text:p>1739053122.936</text:p>
          </table:table-cell>
          <table:table-cell office:value-type="float" office:value="1739053123.434" calcext:value-type="float">
            <text:p>1739053123.4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0.497999906539917" calcext:value-type="float">
            <text:p>0.497999906539917</text:p>
          </table:table-cell>
          <table:table-cell/>
          <table:table-cell table:formula="of:=[.H36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3.903" calcext:value-type="float">
            <text:p>1739053123.903</text:p>
          </table:table-cell>
          <table:table-cell office:value-type="float" office:value="1739053124.446" calcext:value-type="float">
            <text:p>1739053124.4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0.542999982833862" calcext:value-type="float">
            <text:p>0.542999982833862</text:p>
          </table:table-cell>
          <table:table-cell/>
          <table:table-cell table:formula="of:=[.H37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4.936" calcext:value-type="float">
            <text:p>1739053124.936</text:p>
          </table:table-cell>
          <table:table-cell office:value-type="float" office:value="1739053125.439" calcext:value-type="float">
            <text:p>1739053125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0.502999782562256" calcext:value-type="float">
            <text:p>0.502999782562256</text:p>
          </table:table-cell>
          <table:table-cell/>
          <table:table-cell table:formula="of:=[.H38] - [.$H$343]" office:value-type="float" office:value="0.121999979019165" calcext:value-type="float">
            <text:p>0.1219999790191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5.869" calcext:value-type="float">
            <text:p>1739053125.869</text:p>
          </table:table-cell>
          <table:table-cell office:value-type="float" office:value="1739053126.442" calcext:value-type="float">
            <text:p>1739053126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0.572999954223633" calcext:value-type="float">
            <text:p>0.572999954223633</text:p>
          </table:table-cell>
          <table:table-cell/>
          <table:table-cell table:formula="of:=[.H39] - [.$H$343]" office:value-type="float" office:value="0.192000150680542" calcext:value-type="float">
            <text:p>0.1920001506805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6.903" calcext:value-type="float">
            <text:p>1739053126.903</text:p>
          </table:table-cell>
          <table:table-cell office:value-type="float" office:value="1739053127.449" calcext:value-type="float">
            <text:p>1739053127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0.545999765396118" calcext:value-type="float">
            <text:p>0.545999765396118</text:p>
          </table:table-cell>
          <table:table-cell/>
          <table:table-cell table:formula="of:=[.H40] - [.$H$343]" office:value-type="float" office:value="0.164999961853027" calcext:value-type="float">
            <text:p>0.1649999618530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7.936" calcext:value-type="float">
            <text:p>1739053127.936</text:p>
          </table:table-cell>
          <table:table-cell office:value-type="float" office:value="1739053128.441" calcext:value-type="float">
            <text:p>1739053128.4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0.504999876022339" calcext:value-type="float">
            <text:p>0.504999876022339</text:p>
          </table:table-cell>
          <table:table-cell/>
          <table:table-cell table:formula="of:=[.H41] - [.$H$343]" office:value-type="float" office:value="0.124000072479248" calcext:value-type="float">
            <text:p>0.1240000724792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8.936" calcext:value-type="float">
            <text:p>1739053128.936</text:p>
          </table:table-cell>
          <table:table-cell office:value-type="float" office:value="1739053129.464" calcext:value-type="float">
            <text:p>1739053129.4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0.527999877929688" calcext:value-type="float">
            <text:p>0.527999877929688</text:p>
          </table:table-cell>
          <table:table-cell/>
          <table:table-cell table:formula="of:=[.H42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9.936" calcext:value-type="float">
            <text:p>1739053129.936</text:p>
          </table:table-cell>
          <table:table-cell office:value-type="float" office:value="1739053130.451" calcext:value-type="float">
            <text:p>1739053130.4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0.514999866485596" calcext:value-type="float">
            <text:p>0.514999866485596</text:p>
          </table:table-cell>
          <table:table-cell/>
          <table:table-cell table:formula="of:=[.H43] - [.$H$343]" office:value-type="float" office:value="0.134000062942505" calcext:value-type="float">
            <text:p>0.1340000629425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0.903" calcext:value-type="float">
            <text:p>1739053130.903</text:p>
          </table:table-cell>
          <table:table-cell office:value-type="float" office:value="1739053131.467" calcext:value-type="float">
            <text:p>1739053131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0.563999891281128" calcext:value-type="float">
            <text:p>0.563999891281128</text:p>
          </table:table-cell>
          <table:table-cell/>
          <table:table-cell table:formula="of:=[.H44] - [.$H$343]" office:value-type="float" office:value="0.183000087738037" calcext:value-type="float">
            <text:p>0.18300008773803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1.903" calcext:value-type="float">
            <text:p>1739053131.903</text:p>
          </table:table-cell>
          <table:table-cell office:value-type="float" office:value="1739053132.455" calcext:value-type="float">
            <text:p>1739053132.4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0.551999807357788" calcext:value-type="float">
            <text:p>0.551999807357788</text:p>
          </table:table-cell>
          <table:table-cell/>
          <table:table-cell table:formula="of:=[.H45] - [.$H$343]" office:value-type="float" office:value="0.171000003814697" calcext:value-type="float">
            <text:p>0.1710000038146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2.936" calcext:value-type="float">
            <text:p>1739053132.936</text:p>
          </table:table-cell>
          <table:table-cell office:value-type="float" office:value="1739053133.457" calcext:value-type="float">
            <text:p>1739053133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0.520999908447266" calcext:value-type="float">
            <text:p>0.520999908447266</text:p>
          </table:table-cell>
          <table:table-cell/>
          <table:table-cell table:formula="of:=[.H46] - [.$H$343]" office:value-type="float" office:value="0.140000104904175" calcext:value-type="float">
            <text:p>0.14000010490417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3.936" calcext:value-type="float">
            <text:p>1739053133.936</text:p>
          </table:table-cell>
          <table:table-cell office:value-type="float" office:value="1739053134.569" calcext:value-type="float">
            <text:p>1739053134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0.632999897003174" calcext:value-type="float">
            <text:p>0.632999897003174</text:p>
          </table:table-cell>
          <table:table-cell/>
          <table:table-cell table:formula="of:=[.H47] - [.$H$343]" office:value-type="float" office:value="0.252000093460083" calcext:value-type="float">
            <text:p>0.252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5.003" calcext:value-type="float">
            <text:p>1739053135.003</text:p>
          </table:table-cell>
          <table:table-cell office:value-type="float" office:value="1739053135.462" calcext:value-type="float">
            <text:p>1739053135.4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0.458999872207642" calcext:value-type="float">
            <text:p>0.458999872207642</text:p>
          </table:table-cell>
          <table:table-cell/>
          <table:table-cell table:formula="of:=[.H48] - [.$H$343]" office:value-type="float" office:value="0.0780000686645506" calcext:value-type="float">
            <text:p>0.0780000686645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5.903" calcext:value-type="float">
            <text:p>1739053135.903</text:p>
          </table:table-cell>
          <table:table-cell office:value-type="float" office:value="1739053136.468" calcext:value-type="float">
            <text:p>1739053136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0.56499981880188" calcext:value-type="float">
            <text:p>0.56499981880188</text:p>
          </table:table-cell>
          <table:table-cell/>
          <table:table-cell table:formula="of:=[.H49] - [.$H$343]" office:value-type="float" office:value="0.184000015258789" calcext:value-type="float">
            <text:p>0.1840000152587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6.936" calcext:value-type="float">
            <text:p>1739053136.936</text:p>
          </table:table-cell>
          <table:table-cell office:value-type="float" office:value="1739053137.468" calcext:value-type="float">
            <text:p>1739053137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0.531999826431274" calcext:value-type="float">
            <text:p>0.531999826431274</text:p>
          </table:table-cell>
          <table:table-cell/>
          <table:table-cell table:formula="of:=[.H50] - [.$H$343]" office:value-type="float" office:value="0.151000022888183" calcext:value-type="float">
            <text:p>0.1510000228881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7.97" calcext:value-type="float">
            <text:p>1739053137.97</text:p>
          </table:table-cell>
          <table:table-cell office:value-type="float" office:value="1739053138.467" calcext:value-type="float">
            <text:p>1739053138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0.496999979019165" calcext:value-type="float">
            <text:p>0.496999979019165</text:p>
          </table:table-cell>
          <table:table-cell/>
          <table:table-cell table:formula="of:=[.H5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8.903" calcext:value-type="float">
            <text:p>1739053138.903</text:p>
          </table:table-cell>
          <table:table-cell office:value-type="float" office:value="1739053139.474" calcext:value-type="float">
            <text:p>1739053139.4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0.57099986076355" calcext:value-type="float">
            <text:p>0.57099986076355</text:p>
          </table:table-cell>
          <table:table-cell/>
          <table:table-cell table:formula="of:=[.H52] - [.$H$343]" office:value-type="float" office:value="0.190000057220459" calcext:value-type="float">
            <text:p>0.1900000572204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0.003" calcext:value-type="float">
            <text:p>1739053140.003</text:p>
          </table:table-cell>
          <table:table-cell office:value-type="float" office:value="1739053140.475" calcext:value-type="float">
            <text:p>1739053140.4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0.471999883651733" calcext:value-type="float">
            <text:p>0.471999883651733</text:p>
          </table:table-cell>
          <table:table-cell/>
          <table:table-cell table:formula="of:=[.H53] - [.$H$343]" office:value-type="float" office:value="0.0910000801086424" calcext:value-type="float">
            <text:p>0.0910000801086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0.936" calcext:value-type="float">
            <text:p>1739053140.936</text:p>
          </table:table-cell>
          <table:table-cell office:value-type="float" office:value="1739053141.475" calcext:value-type="float">
            <text:p>1739053141.4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0.538999795913696" calcext:value-type="float">
            <text:p>0.538999795913696</text:p>
          </table:table-cell>
          <table:table-cell/>
          <table:table-cell table:formula="of:=[.H54] - [.$H$343]" office:value-type="float" office:value="0.157999992370605" calcext:value-type="float">
            <text:p>0.1579999923706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1.936" calcext:value-type="float">
            <text:p>1739053141.936</text:p>
          </table:table-cell>
          <table:table-cell office:value-type="float" office:value="1739053142.479" calcext:value-type="float">
            <text:p>1739053142.4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0.542999982833862" calcext:value-type="float">
            <text:p>0.542999982833862</text:p>
          </table:table-cell>
          <table:table-cell/>
          <table:table-cell table:formula="of:=[.H55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2.936" calcext:value-type="float">
            <text:p>1739053142.936</text:p>
          </table:table-cell>
          <table:table-cell office:value-type="float" office:value="1739053143.469" calcext:value-type="float">
            <text:p>1739053143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0.532999992370606" calcext:value-type="float">
            <text:p>0.532999992370606</text:p>
          </table:table-cell>
          <table:table-cell/>
          <table:table-cell table:formula="of:=[.H56] - [.$H$343]" office:value-type="float" office:value="0.152000188827514" calcext:value-type="float">
            <text:p>0.1520001888275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3.969" calcext:value-type="float">
            <text:p>1739053143.969</text:p>
          </table:table-cell>
          <table:table-cell office:value-type="float" office:value="1739053144.472" calcext:value-type="float">
            <text:p>1739053144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0.502999782562256" calcext:value-type="float">
            <text:p>0.502999782562256</text:p>
          </table:table-cell>
          <table:table-cell/>
          <table:table-cell table:formula="of:=[.H57] - [.$H$343]" office:value-type="float" office:value="0.121999979019165" calcext:value-type="float">
            <text:p>0.1219999790191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4.903" calcext:value-type="float">
            <text:p>1739053144.903</text:p>
          </table:table-cell>
          <table:table-cell office:value-type="float" office:value="1739053145.489" calcext:value-type="float">
            <text:p>1739053145.4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0.585999965667725" calcext:value-type="float">
            <text:p>0.585999965667725</text:p>
          </table:table-cell>
          <table:table-cell/>
          <table:table-cell table:formula="of:=[.H58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5.903" calcext:value-type="float">
            <text:p>1739053145.903</text:p>
          </table:table-cell>
          <table:table-cell office:value-type="float" office:value="1739053146.479" calcext:value-type="float">
            <text:p>1739053146.4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0.575999975204468" calcext:value-type="float">
            <text:p>0.575999975204468</text:p>
          </table:table-cell>
          <table:table-cell/>
          <table:table-cell table:formula="of:=[.H59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6.936" calcext:value-type="float">
            <text:p>1739053146.936</text:p>
          </table:table-cell>
          <table:table-cell office:value-type="float" office:value="1739053147.478" calcext:value-type="float">
            <text:p>1739053147.4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0.541999816894531" calcext:value-type="float">
            <text:p>0.541999816894531</text:p>
          </table:table-cell>
          <table:table-cell/>
          <table:table-cell table:formula="of:=[.H60] - [.$H$343]" office:value-type="float" office:value="0.16100001335144" calcext:value-type="float">
            <text:p>0.161000013351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7.936" calcext:value-type="float">
            <text:p>1739053147.936</text:p>
          </table:table-cell>
          <table:table-cell office:value-type="float" office:value="1739053148.484" calcext:value-type="float">
            <text:p>1739053148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0.547999858856201" calcext:value-type="float">
            <text:p>0.547999858856201</text:p>
          </table:table-cell>
          <table:table-cell/>
          <table:table-cell table:formula="of:=[.H61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8.936" calcext:value-type="float">
            <text:p>1739053148.936</text:p>
          </table:table-cell>
          <table:table-cell office:value-type="float" office:value="1739053149.484" calcext:value-type="float">
            <text:p>1739053149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0.547999858856201" calcext:value-type="float">
            <text:p>0.547999858856201</text:p>
          </table:table-cell>
          <table:table-cell/>
          <table:table-cell table:formula="of:=[.H62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9.936" calcext:value-type="float">
            <text:p>1739053149.936</text:p>
          </table:table-cell>
          <table:table-cell office:value-type="float" office:value="1739053150.484" calcext:value-type="float">
            <text:p>1739053150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0.547999858856201" calcext:value-type="float">
            <text:p>0.547999858856201</text:p>
          </table:table-cell>
          <table:table-cell/>
          <table:table-cell table:formula="of:=[.H63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1.003" calcext:value-type="float">
            <text:p>1739053151.003</text:p>
          </table:table-cell>
          <table:table-cell office:value-type="float" office:value="1739053151.488" calcext:value-type="float">
            <text:p>1739053151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0.484999895095825" calcext:value-type="float">
            <text:p>0.484999895095825</text:p>
          </table:table-cell>
          <table:table-cell/>
          <table:table-cell table:formula="of:=[.H64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1.969" calcext:value-type="float">
            <text:p>1739053151.969</text:p>
          </table:table-cell>
          <table:table-cell office:value-type="float" office:value="1739053152.488" calcext:value-type="float">
            <text:p>1739053152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0.518999814987183" calcext:value-type="float">
            <text:p>0.518999814987183</text:p>
          </table:table-cell>
          <table:table-cell/>
          <table:table-cell table:formula="of:=[.H65] - [.$H$343]" office:value-type="float" office:value="0.138000011444092" calcext:value-type="float">
            <text:p>0.1380000114440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3.003" calcext:value-type="float">
            <text:p>1739053153.003</text:p>
          </table:table-cell>
          <table:table-cell office:value-type="float" office:value="1739053153.488" calcext:value-type="float">
            <text:p>1739053153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0.484999895095825" calcext:value-type="float">
            <text:p>0.484999895095825</text:p>
          </table:table-cell>
          <table:table-cell/>
          <table:table-cell table:formula="of:=[.H66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3.936" calcext:value-type="float">
            <text:p>1739053153.936</text:p>
          </table:table-cell>
          <table:table-cell office:value-type="float" office:value="1739053154.499" calcext:value-type="float">
            <text:p>1739053154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0.562999963760376" calcext:value-type="float">
            <text:p>0.562999963760376</text:p>
          </table:table-cell>
          <table:table-cell/>
          <table:table-cell table:formula="of:=[.H67] - [.$H$343]" office:value-type="float" office:value="0.182000160217285" calcext:value-type="float">
            <text:p>0.18200016021728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5.003" calcext:value-type="float">
            <text:p>1739053155.003</text:p>
          </table:table-cell>
          <table:table-cell office:value-type="float" office:value="1739053155.497" calcext:value-type="float">
            <text:p>1739053155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0.49399995803833" calcext:value-type="float">
            <text:p>0.49399995803833</text:p>
          </table:table-cell>
          <table:table-cell/>
          <table:table-cell table:formula="of:=[.H68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5.97" calcext:value-type="float">
            <text:p>1739053155.97</text:p>
          </table:table-cell>
          <table:table-cell office:value-type="float" office:value="1739053156.488" calcext:value-type="float">
            <text:p>1739053156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0.517999887466431" calcext:value-type="float">
            <text:p>0.517999887466431</text:p>
          </table:table-cell>
          <table:table-cell/>
          <table:table-cell table:formula="of:=[.H69] - [.$H$343]" office:value-type="float" office:value="0.13700008392334" calcext:value-type="float">
            <text:p>0.137000083923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7.003" calcext:value-type="float">
            <text:p>1739053157.003</text:p>
          </table:table-cell>
          <table:table-cell office:value-type="float" office:value="1739053157.486" calcext:value-type="float">
            <text:p>1739053157.4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0.483000040054321" calcext:value-type="float">
            <text:p>0.483000040054321</text:p>
          </table:table-cell>
          <table:table-cell/>
          <table:table-cell table:formula="of:=[.H70] - [.$H$343]" office:value-type="float" office:value="0.10200023651123" calcext:value-type="float">
            <text:p>0.102000236511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8.003" calcext:value-type="float">
            <text:p>1739053158.003</text:p>
          </table:table-cell>
          <table:table-cell office:value-type="float" office:value="1739053158.5" calcext:value-type="float">
            <text:p>1739053158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0.496999979019165" calcext:value-type="float">
            <text:p>0.496999979019165</text:p>
          </table:table-cell>
          <table:table-cell/>
          <table:table-cell table:formula="of:=[.H7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9.003" calcext:value-type="float">
            <text:p>1739053159.003</text:p>
          </table:table-cell>
          <table:table-cell office:value-type="float" office:value="1739053159.497" calcext:value-type="float">
            <text:p>1739053159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0.49399995803833" calcext:value-type="float">
            <text:p>0.49399995803833</text:p>
          </table:table-cell>
          <table:table-cell/>
          <table:table-cell table:formula="of:=[.H72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9.97" calcext:value-type="float">
            <text:p>1739053159.97</text:p>
          </table:table-cell>
          <table:table-cell office:value-type="float" office:value="1739053160.501" calcext:value-type="float">
            <text:p>1739053160.5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0.530999898910522" calcext:value-type="float">
            <text:p>0.530999898910522</text:p>
          </table:table-cell>
          <table:table-cell/>
          <table:table-cell table:formula="of:=[.H73] - [.$H$343]" office:value-type="float" office:value="0.150000095367431" calcext:value-type="float">
            <text:p>0.1500000953674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1.003" calcext:value-type="float">
            <text:p>1739053161.003</text:p>
          </table:table-cell>
          <table:table-cell office:value-type="float" office:value="1739053161.492" calcext:value-type="float">
            <text:p>1739053161.4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0.489000082015991" calcext:value-type="float">
            <text:p>0.489000082015991</text:p>
          </table:table-cell>
          <table:table-cell/>
          <table:table-cell table:formula="of:=[.H74] - [.$H$343]" office:value-type="float" office:value="0.1080002784729" calcext:value-type="float">
            <text:p>0.108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1.936" calcext:value-type="float">
            <text:p>1739053161.936</text:p>
          </table:table-cell>
          <table:table-cell office:value-type="float" office:value="1739053162.504" calcext:value-type="float">
            <text:p>1739053162.5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0.567999839782715" calcext:value-type="float">
            <text:p>0.567999839782715</text:p>
          </table:table-cell>
          <table:table-cell/>
          <table:table-cell table:formula="of:=[.H75] - [.$H$343]" office:value-type="float" office:value="0.187000036239624" calcext:value-type="float">
            <text:p>0.1870000362396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2.97" calcext:value-type="float">
            <text:p>1739053162.97</text:p>
          </table:table-cell>
          <table:table-cell office:value-type="float" office:value="1739053163.505" calcext:value-type="float">
            <text:p>1739053163.5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0.535000085830689" calcext:value-type="float">
            <text:p>0.535000085830689</text:p>
          </table:table-cell>
          <table:table-cell/>
          <table:table-cell table:formula="of:=[.H76] - [.$H$343]" office:value-type="float" office:value="0.154000282287597" calcext:value-type="float">
            <text:p>0.1540002822875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4.036" calcext:value-type="float">
            <text:p>1739053164.036</text:p>
          </table:table-cell>
          <table:table-cell office:value-type="float" office:value="1739053164.503" calcext:value-type="float">
            <text:p>1739053164.5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0.467000007629395" calcext:value-type="float">
            <text:p>0.467000007629395</text:p>
          </table:table-cell>
          <table:table-cell/>
          <table:table-cell table:formula="of:=[.H77] - [.$H$343]" office:value-type="float" office:value="0.0860002040863035" calcext:value-type="float">
            <text:p>0.0860002040863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5.003" calcext:value-type="float">
            <text:p>1739053165.003</text:p>
          </table:table-cell>
          <table:table-cell office:value-type="float" office:value="1739053165.504" calcext:value-type="float">
            <text:p>1739053165.5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0.500999927520752" calcext:value-type="float">
            <text:p>0.500999927520752</text:p>
          </table:table-cell>
          <table:table-cell/>
          <table:table-cell table:formula="of:=[.H78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6.003" calcext:value-type="float">
            <text:p>1739053166.003</text:p>
          </table:table-cell>
          <table:table-cell office:value-type="float" office:value="1739053166.502" calcext:value-type="float">
            <text:p>1739053166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0.499000072479248" calcext:value-type="float">
            <text:p>0.499000072479248</text:p>
          </table:table-cell>
          <table:table-cell/>
          <table:table-cell table:formula="of:=[.H79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6.936" calcext:value-type="float">
            <text:p>1739053166.936</text:p>
          </table:table-cell>
          <table:table-cell office:value-type="float" office:value="1739053167.515" calcext:value-type="float">
            <text:p>1739053167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0.578999996185303" calcext:value-type="float">
            <text:p>0.578999996185303</text:p>
          </table:table-cell>
          <table:table-cell/>
          <table:table-cell table:formula="of:=[.H80] - [.$H$343]" office:value-type="float" office:value="0.198000192642212" calcext:value-type="float">
            <text:p>0.198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8.003" calcext:value-type="float">
            <text:p>1739053168.003</text:p>
          </table:table-cell>
          <table:table-cell office:value-type="float" office:value="1739053168.512" calcext:value-type="float">
            <text:p>1739053168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0.509000062942505" calcext:value-type="float">
            <text:p>0.509000062942505</text:p>
          </table:table-cell>
          <table:table-cell/>
          <table:table-cell table:formula="of:=[.H81] - [.$H$343]" office:value-type="float" office:value="0.128000259399414" calcext:value-type="float">
            <text:p>0.128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9.003" calcext:value-type="float">
            <text:p>1739053169.003</text:p>
          </table:table-cell>
          <table:table-cell office:value-type="float" office:value="1739053169.515" calcext:value-type="float">
            <text:p>1739053169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0.51200008392334" calcext:value-type="float">
            <text:p>0.51200008392334</text:p>
          </table:table-cell>
          <table:table-cell/>
          <table:table-cell table:formula="of:=[.H82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0.003" calcext:value-type="float">
            <text:p>1739053170.003</text:p>
          </table:table-cell>
          <table:table-cell office:value-type="float" office:value="1739053170.515" calcext:value-type="float">
            <text:p>1739053170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0.51200008392334" calcext:value-type="float">
            <text:p>0.51200008392334</text:p>
          </table:table-cell>
          <table:table-cell/>
          <table:table-cell table:formula="of:=[.H83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1.036" calcext:value-type="float">
            <text:p>1739053171.036</text:p>
          </table:table-cell>
          <table:table-cell office:value-type="float" office:value="1739053171.527" calcext:value-type="float">
            <text:p>1739053171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0.490999937057495" calcext:value-type="float">
            <text:p>0.490999937057495</text:p>
          </table:table-cell>
          <table:table-cell/>
          <table:table-cell table:formula="of:=[.H84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2.003" calcext:value-type="float">
            <text:p>1739053172.003</text:p>
          </table:table-cell>
          <table:table-cell office:value-type="float" office:value="1739053172.526" calcext:value-type="float">
            <text:p>1739053172.5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0.523000001907349" calcext:value-type="float">
            <text:p>0.523000001907349</text:p>
          </table:table-cell>
          <table:table-cell/>
          <table:table-cell table:formula="of:=[.H85] - [.$H$343]" office:value-type="float" office:value="0.142000198364258" calcext:value-type="float">
            <text:p>0.1420001983642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2.97" calcext:value-type="float">
            <text:p>1739053172.97</text:p>
          </table:table-cell>
          <table:table-cell office:value-type="float" office:value="1739053173.55" calcext:value-type="float">
            <text:p>1739053173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0.579999923706055" calcext:value-type="float">
            <text:p>0.579999923706055</text:p>
          </table:table-cell>
          <table:table-cell/>
          <table:table-cell table:formula="of:=[.H86] - [.$H$343]" office:value-type="float" office:value="0.199000120162964" calcext:value-type="float">
            <text:p>0.1990001201629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4.036" calcext:value-type="float">
            <text:p>1739053174.036</text:p>
          </table:table-cell>
          <table:table-cell office:value-type="float" office:value="1739053174.527" calcext:value-type="float">
            <text:p>1739053174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0.490999937057495" calcext:value-type="float">
            <text:p>0.490999937057495</text:p>
          </table:table-cell>
          <table:table-cell/>
          <table:table-cell table:formula="of:=[.H87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4.97" calcext:value-type="float">
            <text:p>1739053174.97</text:p>
          </table:table-cell>
          <table:table-cell office:value-type="float" office:value="1739053175.518" calcext:value-type="float">
            <text:p>1739053175.5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0.547999858856201" calcext:value-type="float">
            <text:p>0.547999858856201</text:p>
          </table:table-cell>
          <table:table-cell/>
          <table:table-cell table:formula="of:=[.H88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6.07" calcext:value-type="float">
            <text:p>1739053176.07</text:p>
          </table:table-cell>
          <table:table-cell office:value-type="float" office:value="1739053176.524" calcext:value-type="float">
            <text:p>1739053176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0.453999996185303" calcext:value-type="float">
            <text:p>0.453999996185303</text:p>
          </table:table-cell>
          <table:table-cell/>
          <table:table-cell table:formula="of:=[.H89] - [.$H$343]" office:value-type="float" office:value="0.0730001926422117" calcext:value-type="float">
            <text:p>0.073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6.97" calcext:value-type="float">
            <text:p>1739053176.97</text:p>
          </table:table-cell>
          <table:table-cell office:value-type="float" office:value="1739053177.532" calcext:value-type="float">
            <text:p>1739053177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0.562000036239624" calcext:value-type="float">
            <text:p>0.562000036239624</text:p>
          </table:table-cell>
          <table:table-cell/>
          <table:table-cell table:formula="of:=[.H90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8.036" calcext:value-type="float">
            <text:p>1739053178.036</text:p>
          </table:table-cell>
          <table:table-cell office:value-type="float" office:value="1739053178.529" calcext:value-type="float">
            <text:p>1739053178.5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0.493000030517578" calcext:value-type="float">
            <text:p>0.493000030517578</text:p>
          </table:table-cell>
          <table:table-cell/>
          <table:table-cell table:formula="of:=[.H91] - [.$H$343]" office:value-type="float" office:value="0.112000226974487" calcext:value-type="float">
            <text:p>0.1120002269744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9.003" calcext:value-type="float">
            <text:p>1739053179.003</text:p>
          </table:table-cell>
          <table:table-cell office:value-type="float" office:value="1739053179.528" calcext:value-type="float">
            <text:p>1739053179.5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0.525000095367432" calcext:value-type="float">
            <text:p>0.525000095367432</text:p>
          </table:table-cell>
          <table:table-cell/>
          <table:table-cell table:formula="of:=[.H92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9.97" calcext:value-type="float">
            <text:p>1739053179.97</text:p>
          </table:table-cell>
          <table:table-cell office:value-type="float" office:value="1739053180.551" calcext:value-type="float">
            <text:p>1739053180.5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0.581000089645386" calcext:value-type="float">
            <text:p>0.581000089645386</text:p>
          </table:table-cell>
          <table:table-cell/>
          <table:table-cell table:formula="of:=[.H93] - [.$H$343]" office:value-type="float" office:value="0.200000286102295" calcext:value-type="float">
            <text:p>0.20000028610229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1.036" calcext:value-type="float">
            <text:p>1739053181.036</text:p>
          </table:table-cell>
          <table:table-cell office:value-type="float" office:value="1739053181.537" calcext:value-type="float">
            <text:p>1739053181.5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0.500999927520752" calcext:value-type="float">
            <text:p>0.500999927520752</text:p>
          </table:table-cell>
          <table:table-cell/>
          <table:table-cell table:formula="of:=[.H94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2.07" calcext:value-type="float">
            <text:p>1739053182.07</text:p>
          </table:table-cell>
          <table:table-cell office:value-type="float" office:value="1739053182.54" calcext:value-type="float">
            <text:p>1739053182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0.47000002861023" calcext:value-type="float">
            <text:p>0.47000002861023</text:p>
          </table:table-cell>
          <table:table-cell/>
          <table:table-cell table:formula="of:=[.H95] - [.$H$343]" office:value-type="float" office:value="0.0890002250671384" calcext:value-type="float">
            <text:p>0.0890002250671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3.003" calcext:value-type="float">
            <text:p>1739053183.003</text:p>
          </table:table-cell>
          <table:table-cell office:value-type="float" office:value="1739053183.532" calcext:value-type="float">
            <text:p>1739053183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0.529000043869019" calcext:value-type="float">
            <text:p>0.529000043869019</text:p>
          </table:table-cell>
          <table:table-cell/>
          <table:table-cell table:formula="of:=[.H96] - [.$H$343]" office:value-type="float" office:value="0.148000240325928" calcext:value-type="float">
            <text:p>0.1480002403259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4.07" calcext:value-type="float">
            <text:p>1739053184.07</text:p>
          </table:table-cell>
          <table:table-cell office:value-type="float" office:value="1739053184.539" calcext:value-type="float">
            <text:p>1739053184.5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0.469000101089478" calcext:value-type="float">
            <text:p>0.469000101089478</text:p>
          </table:table-cell>
          <table:table-cell/>
          <table:table-cell table:formula="of:=[.H97] - [.$H$343]" office:value-type="float" office:value="0.0880002975463865" calcext:value-type="float">
            <text:p>0.0880002975463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5.036" calcext:value-type="float">
            <text:p>1739053185.036</text:p>
          </table:table-cell>
          <table:table-cell office:value-type="float" office:value="1739053185.542" calcext:value-type="float">
            <text:p>1739053185.5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0.50600004196167" calcext:value-type="float">
            <text:p>0.50600004196167</text:p>
          </table:table-cell>
          <table:table-cell/>
          <table:table-cell table:formula="of:=[.H98] - [.$H$343]" office:value-type="float" office:value="0.125000238418579" calcext:value-type="float">
            <text:p>0.1250002384185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5.97" calcext:value-type="float">
            <text:p>1739053185.97</text:p>
          </table:table-cell>
          <table:table-cell office:value-type="float" office:value="1739053186.544" calcext:value-type="float">
            <text:p>1739053186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0.573999881744385" calcext:value-type="float">
            <text:p>0.573999881744385</text:p>
          </table:table-cell>
          <table:table-cell/>
          <table:table-cell table:formula="of:=[.H99] - [.$H$343]" office:value-type="float" office:value="0.193000078201294" calcext:value-type="float">
            <text:p>0.1930000782012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7.07" calcext:value-type="float">
            <text:p>1739053187.07</text:p>
          </table:table-cell>
          <table:table-cell office:value-type="float" office:value="1739053187.554" calcext:value-type="float">
            <text:p>1739053187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0.483999967575073" calcext:value-type="float">
            <text:p>0.483999967575073</text:p>
          </table:table-cell>
          <table:table-cell/>
          <table:table-cell table:formula="of:=[.H100] - [.$H$343]" office:value-type="float" office:value="0.103000164031982" calcext:value-type="float">
            <text:p>0.1030001640319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8.036" calcext:value-type="float">
            <text:p>1739053188.036</text:p>
          </table:table-cell>
          <table:table-cell office:value-type="float" office:value="1739053188.544" calcext:value-type="float">
            <text:p>1739053188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0.507999897003174" calcext:value-type="float">
            <text:p>0.507999897003174</text:p>
          </table:table-cell>
          <table:table-cell/>
          <table:table-cell table:formula="of:=[.H101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8.97" calcext:value-type="float">
            <text:p>1739053188.97</text:p>
          </table:table-cell>
          <table:table-cell office:value-type="float" office:value="1739053189.565" calcext:value-type="float">
            <text:p>1739053189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0.59500002861023" calcext:value-type="float">
            <text:p>0.59500002861023</text:p>
          </table:table-cell>
          <table:table-cell/>
          <table:table-cell table:formula="of:=[.H102] - [.$H$343]" office:value-type="float" office:value="0.214000225067138" calcext:value-type="float">
            <text:p>0.2140002250671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0.036" calcext:value-type="float">
            <text:p>1739053190.036</text:p>
          </table:table-cell>
          <table:table-cell office:value-type="float" office:value="1739053190.564" calcext:value-type="float">
            <text:p>1739053190.5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0.527999877929688" calcext:value-type="float">
            <text:p>0.527999877929688</text:p>
          </table:table-cell>
          <table:table-cell/>
          <table:table-cell table:formula="of:=[.H103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1.003" calcext:value-type="float">
            <text:p>1739053191.003</text:p>
          </table:table-cell>
          <table:table-cell office:value-type="float" office:value="1739053191.55" calcext:value-type="float">
            <text:p>1739053191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0.546999931335449" calcext:value-type="float">
            <text:p>0.546999931335449</text:p>
          </table:table-cell>
          <table:table-cell/>
          <table:table-cell table:formula="of:=[.H104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2.036" calcext:value-type="float">
            <text:p>1739053192.036</text:p>
          </table:table-cell>
          <table:table-cell office:value-type="float" office:value="1739053192.544" calcext:value-type="float">
            <text:p>1739053192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0.507999897003174" calcext:value-type="float">
            <text:p>0.507999897003174</text:p>
          </table:table-cell>
          <table:table-cell/>
          <table:table-cell table:formula="of:=[.H105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3.003" calcext:value-type="float">
            <text:p>1739053193.003</text:p>
          </table:table-cell>
          <table:table-cell office:value-type="float" office:value="1739053193.606" calcext:value-type="float">
            <text:p>1739053193.6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0.602999925613403" calcext:value-type="float">
            <text:p>0.602999925613403</text:p>
          </table:table-cell>
          <table:table-cell/>
          <table:table-cell table:formula="of:=[.H106] - [.$H$343]" office:value-type="float" office:value="0.222000122070312" calcext:value-type="float">
            <text:p>0.222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4.07" calcext:value-type="float">
            <text:p>1739053194.07</text:p>
          </table:table-cell>
          <table:table-cell office:value-type="float" office:value="1739053194.607" calcext:value-type="float">
            <text:p>1739053194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0.537000179290772" calcext:value-type="float">
            <text:p>0.537000179290772</text:p>
          </table:table-cell>
          <table:table-cell/>
          <table:table-cell table:formula="of:=[.H107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5.036" calcext:value-type="float">
            <text:p>1739053195.036</text:p>
          </table:table-cell>
          <table:table-cell office:value-type="float" office:value="1739053195.631" calcext:value-type="float">
            <text:p>1739053195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0.59500002861023" calcext:value-type="float">
            <text:p>0.59500002861023</text:p>
          </table:table-cell>
          <table:table-cell/>
          <table:table-cell table:formula="of:=[.H108] - [.$H$343]" office:value-type="float" office:value="0.214000225067138" calcext:value-type="float">
            <text:p>0.2140002250671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6.036" calcext:value-type="float">
            <text:p>1739053196.036</text:p>
          </table:table-cell>
          <table:table-cell office:value-type="float" office:value="1739053196.67" calcext:value-type="float">
            <text:p>1739053196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0.634000062942505" calcext:value-type="float">
            <text:p>0.634000062942505</text:p>
          </table:table-cell>
          <table:table-cell/>
          <table:table-cell table:formula="of:=[.H109] - [.$H$343]" office:value-type="float" office:value="0.253000259399414" calcext:value-type="float">
            <text:p>0.253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7.003" calcext:value-type="float">
            <text:p>1739053197.003</text:p>
          </table:table-cell>
          <table:table-cell office:value-type="float" office:value="1739053197.568" calcext:value-type="float">
            <text:p>1739053197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0.565000057220459" calcext:value-type="float">
            <text:p>0.565000057220459</text:p>
          </table:table-cell>
          <table:table-cell/>
          <table:table-cell table:formula="of:=[.H110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7.97" calcext:value-type="float">
            <text:p>1739053197.97</text:p>
          </table:table-cell>
          <table:table-cell office:value-type="float" office:value="1739053198.57" calcext:value-type="float">
            <text:p>1739053198.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0.599999904632568" calcext:value-type="float">
            <text:p>0.599999904632568</text:p>
          </table:table-cell>
          <table:table-cell/>
          <table:table-cell table:formula="of:=[.H111] - [.$H$343]" office:value-type="float" office:value="0.219000101089477" calcext:value-type="float">
            <text:p>0.219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9.07" calcext:value-type="float">
            <text:p>1739053199.07</text:p>
          </table:table-cell>
          <table:table-cell office:value-type="float" office:value="1739053199.565" calcext:value-type="float">
            <text:p>1739053199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0.495000123977661" calcext:value-type="float">
            <text:p>0.495000123977661</text:p>
          </table:table-cell>
          <table:table-cell/>
          <table:table-cell table:formula="of:=[.H112] - [.$H$343]" office:value-type="float" office:value="0.11400032043457" calcext:value-type="float">
            <text:p>0.114000320434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0.07" calcext:value-type="float">
            <text:p>1739053200.07</text:p>
          </table:table-cell>
          <table:table-cell office:value-type="float" office:value="1739053200.592" calcext:value-type="float">
            <text:p>1739053200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0.522000074386597" calcext:value-type="float">
            <text:p>0.522000074386597</text:p>
          </table:table-cell>
          <table:table-cell/>
          <table:table-cell table:formula="of:=[.H113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1.07" calcext:value-type="float">
            <text:p>1739053201.07</text:p>
          </table:table-cell>
          <table:table-cell office:value-type="float" office:value="1739053201.573" calcext:value-type="float">
            <text:p>1739053201.5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0.503000020980835" calcext:value-type="float">
            <text:p>0.503000020980835</text:p>
          </table:table-cell>
          <table:table-cell/>
          <table:table-cell table:formula="of:=[.H114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2.036" calcext:value-type="float">
            <text:p>1739053202.036</text:p>
          </table:table-cell>
          <table:table-cell office:value-type="float" office:value="1739053202.577" calcext:value-type="float">
            <text:p>1739053202.5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0.540999889373779" calcext:value-type="float">
            <text:p>0.540999889373779</text:p>
          </table:table-cell>
          <table:table-cell/>
          <table:table-cell table:formula="of:=[.H115] - [.$H$343]" office:value-type="float" office:value="0.160000085830688" calcext:value-type="float">
            <text:p>0.16000008583068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3.103" calcext:value-type="float">
            <text:p>1739053203.103</text:p>
          </table:table-cell>
          <table:table-cell office:value-type="float" office:value="1739053203.569" calcext:value-type="float">
            <text:p>1739053203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0.466000080108643" calcext:value-type="float">
            <text:p>0.466000080108643</text:p>
          </table:table-cell>
          <table:table-cell/>
          <table:table-cell table:formula="of:=[.H116] - [.$H$343]" office:value-type="float" office:value="0.0850002765655515" calcext:value-type="float">
            <text:p>0.0850002765655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4.003" calcext:value-type="float">
            <text:p>1739053204.003</text:p>
          </table:table-cell>
          <table:table-cell office:value-type="float" office:value="1739053204.578" calcext:value-type="float">
            <text:p>1739053204.5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0.575000047683716" calcext:value-type="float">
            <text:p>0.575000047683716</text:p>
          </table:table-cell>
          <table:table-cell/>
          <table:table-cell table:formula="of:=[.H117] - [.$H$343]" office:value-type="float" office:value="0.194000244140625" calcext:value-type="float">
            <text:p>0.1940002441406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5.036" calcext:value-type="float">
            <text:p>1739053205.036</text:p>
          </table:table-cell>
          <table:table-cell office:value-type="float" office:value="1739053205.581" calcext:value-type="float">
            <text:p>1739053205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0.545000076293945" calcext:value-type="float">
            <text:p>0.545000076293945</text:p>
          </table:table-cell>
          <table:table-cell/>
          <table:table-cell table:formula="of:=[.H118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6.136" calcext:value-type="float">
            <text:p>1739053206.136</text:p>
          </table:table-cell>
          <table:table-cell office:value-type="float" office:value="1739053206.586" calcext:value-type="float">
            <text:p>1739053206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0.450000047683716" calcext:value-type="float">
            <text:p>0.450000047683716</text:p>
          </table:table-cell>
          <table:table-cell/>
          <table:table-cell table:formula="of:=[.H119] - [.$H$343]" office:value-type="float" office:value="0.0690002441406248" calcext:value-type="float">
            <text:p>0.0690002441406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7.07" calcext:value-type="float">
            <text:p>1739053207.07</text:p>
          </table:table-cell>
          <table:table-cell office:value-type="float" office:value="1739053207.586" calcext:value-type="float">
            <text:p>1739053207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0.516000032424927" calcext:value-type="float">
            <text:p>0.516000032424927</text:p>
          </table:table-cell>
          <table:table-cell/>
          <table:table-cell table:formula="of:=[.H120] - [.$H$343]" office:value-type="float" office:value="0.135000228881836" calcext:value-type="float">
            <text:p>0.135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8.07" calcext:value-type="float">
            <text:p>1739053208.07</text:p>
          </table:table-cell>
          <table:table-cell office:value-type="float" office:value="1739053208.592" calcext:value-type="float">
            <text:p>1739053208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0.522000074386597" calcext:value-type="float">
            <text:p>0.522000074386597</text:p>
          </table:table-cell>
          <table:table-cell/>
          <table:table-cell table:formula="of:=[.H121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9.036" calcext:value-type="float">
            <text:p>1739053209.036</text:p>
          </table:table-cell>
          <table:table-cell office:value-type="float" office:value="1739053209.591" calcext:value-type="float">
            <text:p>1739053209.5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0.555000066757202" calcext:value-type="float">
            <text:p>0.555000066757202</text:p>
          </table:table-cell>
          <table:table-cell/>
          <table:table-cell table:formula="of:=[.H122] - [.$H$343]" office:value-type="float" office:value="0.174000263214111" calcext:value-type="float">
            <text:p>0.1740002632141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0.136" calcext:value-type="float">
            <text:p>1739053210.136</text:p>
          </table:table-cell>
          <table:table-cell office:value-type="float" office:value="1739053210.592" calcext:value-type="float">
            <text:p>1739053210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0.456000089645386" calcext:value-type="float">
            <text:p>0.456000089645386</text:p>
          </table:table-cell>
          <table:table-cell/>
          <table:table-cell table:formula="of:=[.H123] - [.$H$343]" office:value-type="float" office:value="0.0750002861022947" calcext:value-type="float">
            <text:p>0.07500028610229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1.003" calcext:value-type="float">
            <text:p>1739053211.003</text:p>
          </table:table-cell>
          <table:table-cell office:value-type="float" office:value="1739053211.588" calcext:value-type="float">
            <text:p>1739053211.5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0.585000038146973" calcext:value-type="float">
            <text:p>0.585000038146973</text:p>
          </table:table-cell>
          <table:table-cell/>
          <table:table-cell table:formula="of:=[.H124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2.103" calcext:value-type="float">
            <text:p>1739053212.103</text:p>
          </table:table-cell>
          <table:table-cell office:value-type="float" office:value="1739053212.603" calcext:value-type="float">
            <text:p>1739053212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0.5" calcext:value-type="float">
            <text:p>0.5</text:p>
          </table:table-cell>
          <table:table-cell/>
          <table:table-cell table:formula="of:=[.H125] - [.$H$343]" office:value-type="float" office:value="0.119000196456909" calcext:value-type="float">
            <text:p>0.11900019645690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3.103" calcext:value-type="float">
            <text:p>1739053213.103</text:p>
          </table:table-cell>
          <table:table-cell office:value-type="float" office:value="1739053213.603" calcext:value-type="float">
            <text:p>1739053213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0.5" calcext:value-type="float">
            <text:p>0.5</text:p>
          </table:table-cell>
          <table:table-cell/>
          <table:table-cell table:formula="of:=[.H126] - [.$H$343]" office:value-type="float" office:value="0.119000196456909" calcext:value-type="float">
            <text:p>0.11900019645690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4.07" calcext:value-type="float">
            <text:p>1739053214.07</text:p>
          </table:table-cell>
          <table:table-cell office:value-type="float" office:value="1739053214.604" calcext:value-type="float">
            <text:p>1739053214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0.534000158309937" calcext:value-type="float">
            <text:p>0.534000158309937</text:p>
          </table:table-cell>
          <table:table-cell/>
          <table:table-cell table:formula="of:=[.H127] - [.$H$343]" office:value-type="float" office:value="0.153000354766845" calcext:value-type="float">
            <text:p>0.15300035476684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5.103" calcext:value-type="float">
            <text:p>1739053215.103</text:p>
          </table:table-cell>
          <table:table-cell office:value-type="float" office:value="1739053215.602" calcext:value-type="float">
            <text:p>1739053215.6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0.499000072479248" calcext:value-type="float">
            <text:p>0.499000072479248</text:p>
          </table:table-cell>
          <table:table-cell/>
          <table:table-cell table:formula="of:=[.H128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6.07" calcext:value-type="float">
            <text:p>1739053216.07</text:p>
          </table:table-cell>
          <table:table-cell office:value-type="float" office:value="1739053216.683" calcext:value-type="float">
            <text:p>1739053216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0.613000154495239" calcext:value-type="float">
            <text:p>0.613000154495239</text:p>
          </table:table-cell>
          <table:table-cell/>
          <table:table-cell table:formula="of:=[.H129] - [.$H$343]" office:value-type="float" office:value="0.232000350952148" calcext:value-type="float">
            <text:p>0.2320003509521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6.136" calcext:value-type="float">
            <text:p>1739053216.136</text:p>
          </table:table-cell>
          <table:table-cell office:value-type="float" office:value="1739053216.684" calcext:value-type="float">
            <text:p>1739053216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0.54800009727478" calcext:value-type="float">
            <text:p>0.54800009727478</text:p>
          </table:table-cell>
          <table:table-cell/>
          <table:table-cell table:formula="of:=[.H130] - [.$H$343]" office:value-type="float" office:value="0.167000293731689" calcext:value-type="float">
            <text:p>0.1670002937316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7.103" calcext:value-type="float">
            <text:p>1739053217.103</text:p>
          </table:table-cell>
          <table:table-cell office:value-type="float" office:value="1739053217.6" calcext:value-type="float">
            <text:p>173905321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0.496999979019165" calcext:value-type="float">
            <text:p>0.496999979019165</text:p>
          </table:table-cell>
          <table:table-cell/>
          <table:table-cell table:formula="of:=[.H13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8.136" calcext:value-type="float">
            <text:p>1739053218.136</text:p>
          </table:table-cell>
          <table:table-cell office:value-type="float" office:value="1739053218.606" calcext:value-type="float">
            <text:p>1739053218.6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0.47000002861023" calcext:value-type="float">
            <text:p>0.47000002861023</text:p>
          </table:table-cell>
          <table:table-cell/>
          <table:table-cell table:formula="of:=[.H132] - [.$H$343]" office:value-type="float" office:value="0.0890002250671384" calcext:value-type="float">
            <text:p>0.0890002250671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9.003" calcext:value-type="float">
            <text:p>1739053219.003</text:p>
          </table:table-cell>
          <table:table-cell office:value-type="float" office:value="1739053219.605" calcext:value-type="float">
            <text:p>1739053219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0.601999998092651" calcext:value-type="float">
            <text:p>0.601999998092651</text:p>
          </table:table-cell>
          <table:table-cell/>
          <table:table-cell table:formula="of:=[.H133] - [.$H$343]" office:value-type="float" office:value="0.22100019454956" calcext:value-type="float">
            <text:p>0.221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0.07" calcext:value-type="float">
            <text:p>1739053220.07</text:p>
          </table:table-cell>
          <table:table-cell office:value-type="float" office:value="1739053220.607" calcext:value-type="float">
            <text:p>1739053220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0.537000179290772" calcext:value-type="float">
            <text:p>0.537000179290772</text:p>
          </table:table-cell>
          <table:table-cell/>
          <table:table-cell table:formula="of:=[.H134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1.07" calcext:value-type="float">
            <text:p>1739053221.07</text:p>
          </table:table-cell>
          <table:table-cell office:value-type="float" office:value="1739053221.615" calcext:value-type="float">
            <text:p>1739053221.6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0.545000076293945" calcext:value-type="float">
            <text:p>0.545000076293945</text:p>
          </table:table-cell>
          <table:table-cell/>
          <table:table-cell table:formula="of:=[.H135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2.103" calcext:value-type="float">
            <text:p>1739053222.103</text:p>
          </table:table-cell>
          <table:table-cell office:value-type="float" office:value="1739053222.612" calcext:value-type="float">
            <text:p>1739053222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0.509000062942505" calcext:value-type="float">
            <text:p>0.509000062942505</text:p>
          </table:table-cell>
          <table:table-cell/>
          <table:table-cell table:formula="of:=[.H136] - [.$H$343]" office:value-type="float" office:value="0.128000259399414" calcext:value-type="float">
            <text:p>0.128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3.103" calcext:value-type="float">
            <text:p>1739053223.103</text:p>
          </table:table-cell>
          <table:table-cell office:value-type="float" office:value="1739053223.608" calcext:value-type="float">
            <text:p>1739053223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0.505000114440918" calcext:value-type="float">
            <text:p>0.505000114440918</text:p>
          </table:table-cell>
          <table:table-cell/>
          <table:table-cell table:formula="of:=[.H137] - [.$H$343]" office:value-type="float" office:value="0.124000310897827" calcext:value-type="float">
            <text:p>0.1240003108978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4.136" calcext:value-type="float">
            <text:p>1739053224.136</text:p>
          </table:table-cell>
          <table:table-cell office:value-type="float" office:value="1739053224.618" calcext:value-type="float">
            <text:p>1739053224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0.482000112533569" calcext:value-type="float">
            <text:p>0.482000112533569</text:p>
          </table:table-cell>
          <table:table-cell/>
          <table:table-cell table:formula="of:=[.H138] - [.$H$343]" office:value-type="float" office:value="0.101000308990478" calcext:value-type="float">
            <text:p>0.1010003089904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5.07" calcext:value-type="float">
            <text:p>1739053225.07</text:p>
          </table:table-cell>
          <table:table-cell office:value-type="float" office:value="1739053225.613" calcext:value-type="float">
            <text:p>1739053225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0.542999982833862" calcext:value-type="float">
            <text:p>0.542999982833862</text:p>
          </table:table-cell>
          <table:table-cell/>
          <table:table-cell table:formula="of:=[.H139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6.07" calcext:value-type="float">
            <text:p>1739053226.07</text:p>
          </table:table-cell>
          <table:table-cell office:value-type="float" office:value="1739053226.619" calcext:value-type="float">
            <text:p>1739053226.6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0.549000024795532" calcext:value-type="float">
            <text:p>0.549000024795532</text:p>
          </table:table-cell>
          <table:table-cell/>
          <table:table-cell table:formula="of:=[.H140] - [.$H$343]" office:value-type="float" office:value="0.168000221252441" calcext:value-type="float">
            <text:p>0.1680002212524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7.103" calcext:value-type="float">
            <text:p>1739053227.103</text:p>
          </table:table-cell>
          <table:table-cell office:value-type="float" office:value="1739053227.616" calcext:value-type="float">
            <text:p>1739053227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0.513000011444092" calcext:value-type="float">
            <text:p>0.513000011444092</text:p>
          </table:table-cell>
          <table:table-cell/>
          <table:table-cell table:formula="of:=[.H141] - [.$H$343]" office:value-type="float" office:value="0.132000207901001" calcext:value-type="float">
            <text:p>0.1320002079010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8.07" calcext:value-type="float">
            <text:p>1739053228.07</text:p>
          </table:table-cell>
          <table:table-cell office:value-type="float" office:value="1739053228.622" calcext:value-type="float">
            <text:p>1739053228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0.552000045776367" calcext:value-type="float">
            <text:p>0.552000045776367</text:p>
          </table:table-cell>
          <table:table-cell/>
          <table:table-cell table:formula="of:=[.H142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9.136" calcext:value-type="float">
            <text:p>1739053229.136</text:p>
          </table:table-cell>
          <table:table-cell office:value-type="float" office:value="1739053229.621" calcext:value-type="float">
            <text:p>1739053229.6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0.485000133514404" calcext:value-type="float">
            <text:p>0.485000133514404</text:p>
          </table:table-cell>
          <table:table-cell/>
          <table:table-cell table:formula="of:=[.H143] - [.$H$343]" office:value-type="float" office:value="0.104000329971313" calcext:value-type="float">
            <text:p>0.1040003299713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0.07" calcext:value-type="float">
            <text:p>1739053230.07</text:p>
          </table:table-cell>
          <table:table-cell office:value-type="float" office:value="1739053230.627" calcext:value-type="float">
            <text:p>1739053230.6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0.557000160217285" calcext:value-type="float">
            <text:p>0.557000160217285</text:p>
          </table:table-cell>
          <table:table-cell/>
          <table:table-cell table:formula="of:=[.H144] - [.$H$343]" office:value-type="float" office:value="0.176000356674194" calcext:value-type="float">
            <text:p>0.1760003566741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1.07" calcext:value-type="float">
            <text:p>1739053231.07</text:p>
          </table:table-cell>
          <table:table-cell office:value-type="float" office:value="1739053231.624" calcext:value-type="float">
            <text:p>1739053231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0.55400013923645" calcext:value-type="float">
            <text:p>0.55400013923645</text:p>
          </table:table-cell>
          <table:table-cell/>
          <table:table-cell table:formula="of:=[.H145] - [.$H$343]" office:value-type="float" office:value="0.173000335693359" calcext:value-type="float">
            <text:p>0.1730003356933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2.036" calcext:value-type="float">
            <text:p>1739053232.036</text:p>
          </table:table-cell>
          <table:table-cell office:value-type="float" office:value="1739053232.626" calcext:value-type="float">
            <text:p>1739053232.6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0.589999914169312" calcext:value-type="float">
            <text:p>0.589999914169312</text:p>
          </table:table-cell>
          <table:table-cell/>
          <table:table-cell table:formula="of:=[.H146] - [.$H$343]" office:value-type="float" office:value="0.20900011062622" calcext:value-type="float">
            <text:p>0.2090001106262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3.136" calcext:value-type="float">
            <text:p>1739053233.136</text:p>
          </table:table-cell>
          <table:table-cell office:value-type="float" office:value="1739053233.625" calcext:value-type="float">
            <text:p>1739053233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0.489000082015991" calcext:value-type="float">
            <text:p>0.489000082015991</text:p>
          </table:table-cell>
          <table:table-cell/>
          <table:table-cell table:formula="of:=[.H147] - [.$H$343]" office:value-type="float" office:value="0.1080002784729" calcext:value-type="float">
            <text:p>0.108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4.07" calcext:value-type="float">
            <text:p>1739053234.07</text:p>
          </table:table-cell>
          <table:table-cell office:value-type="float" office:value="1739053234.63" calcext:value-type="float">
            <text:p>1739053234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0.56000018119812" calcext:value-type="float">
            <text:p>0.56000018119812</text:p>
          </table:table-cell>
          <table:table-cell/>
          <table:table-cell table:formula="of:=[.H148] - [.$H$343]" office:value-type="float" office:value="0.179000377655029" calcext:value-type="float">
            <text:p>0.1790003776550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5.07" calcext:value-type="float">
            <text:p>1739053235.07</text:p>
          </table:table-cell>
          <table:table-cell office:value-type="float" office:value="1739053235.63" calcext:value-type="float">
            <text:p>1739053235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0.56000018119812" calcext:value-type="float">
            <text:p>0.56000018119812</text:p>
          </table:table-cell>
          <table:table-cell/>
          <table:table-cell table:formula="of:=[.H149] - [.$H$343]" office:value-type="float" office:value="0.179000377655029" calcext:value-type="float">
            <text:p>0.1790003776550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6.17" calcext:value-type="float">
            <text:p>1739053236.17</text:p>
          </table:table-cell>
          <table:table-cell office:value-type="float" office:value="1739053236.635" calcext:value-type="float">
            <text:p>1739053236.6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0.464999914169312" calcext:value-type="float">
            <text:p>0.464999914169312</text:p>
          </table:table-cell>
          <table:table-cell/>
          <table:table-cell table:formula="of:=[.H150] - [.$H$343]" office:value-type="float" office:value="0.0840001106262205" calcext:value-type="float">
            <text:p>0.08400011062622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7.003" calcext:value-type="float">
            <text:p>1739053237.003</text:p>
          </table:table-cell>
          <table:table-cell office:value-type="float" office:value="1739053237.63" calcext:value-type="float">
            <text:p>1739053237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0.627000093460083" calcext:value-type="float">
            <text:p>0.627000093460083</text:p>
          </table:table-cell>
          <table:table-cell/>
          <table:table-cell table:formula="of:=[.H151] - [.$H$343]" office:value-type="float" office:value="0.246000289916992" calcext:value-type="float">
            <text:p>0.246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8.07" calcext:value-type="float">
            <text:p>1739053238.07</text:p>
          </table:table-cell>
          <table:table-cell office:value-type="float" office:value="1739053238.644" calcext:value-type="float">
            <text:p>1739053238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0.574000120162964" calcext:value-type="float">
            <text:p>0.574000120162964</text:p>
          </table:table-cell>
          <table:table-cell/>
          <table:table-cell table:formula="of:=[.H152] - [.$H$343]" office:value-type="float" office:value="0.193000316619873" calcext:value-type="float">
            <text:p>0.19300031661987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9.236" calcext:value-type="float">
            <text:p>1739053239.236</text:p>
          </table:table-cell>
          <table:table-cell office:value-type="float" office:value="1739053239.637" calcext:value-type="float">
            <text:p>1739053239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0.401000022888184" calcext:value-type="float">
            <text:p>0.401000022888184</text:p>
          </table:table-cell>
          <table:table-cell/>
          <table:table-cell table:formula="of:=[.H153] - [.$H$343]" office:value-type="float" office:value="0.0200002193450926" calcext:value-type="float">
            <text:p>0.020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0.103" calcext:value-type="float">
            <text:p>1739053240.103</text:p>
          </table:table-cell>
          <table:table-cell office:value-type="float" office:value="1739053240.643" calcext:value-type="float">
            <text:p>1739053240.6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0.539999961853027" calcext:value-type="float">
            <text:p>0.539999961853027</text:p>
          </table:table-cell>
          <table:table-cell/>
          <table:table-cell table:formula="of:=[.H154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1.103" calcext:value-type="float">
            <text:p>1739053241.103</text:p>
          </table:table-cell>
          <table:table-cell office:value-type="float" office:value="1739053241.644" calcext:value-type="float">
            <text:p>1739053241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0.541000127792358" calcext:value-type="float">
            <text:p>0.541000127792358</text:p>
          </table:table-cell>
          <table:table-cell/>
          <table:table-cell table:formula="of:=[.H155] - [.$H$343]" office:value-type="float" office:value="0.160000324249267" calcext:value-type="float">
            <text:p>0.1600003242492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2.037" calcext:value-type="float">
            <text:p>1739053242.037</text:p>
          </table:table-cell>
          <table:table-cell office:value-type="float" office:value="1739053242.64" calcext:value-type="float">
            <text:p>1739053242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0.603000164031982" calcext:value-type="float">
            <text:p>0.603000164031982</text:p>
          </table:table-cell>
          <table:table-cell/>
          <table:table-cell table:formula="of:=[.H156] - [.$H$343]" office:value-type="float" office:value="0.222000360488891" calcext:value-type="float">
            <text:p>0.2220003604888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3.07" calcext:value-type="float">
            <text:p>1739053243.07</text:p>
          </table:table-cell>
          <table:table-cell office:value-type="float" office:value="1739053243.647" calcext:value-type="float">
            <text:p>1739053243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0.577000141143799" calcext:value-type="float">
            <text:p>0.577000141143799</text:p>
          </table:table-cell>
          <table:table-cell/>
          <table:table-cell table:formula="of:=[.H157] - [.$H$343]" office:value-type="float" office:value="0.196000337600708" calcext:value-type="float">
            <text:p>0.19600033760070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4.17" calcext:value-type="float">
            <text:p>1739053244.17</text:p>
          </table:table-cell>
          <table:table-cell office:value-type="float" office:value="1739053244.645" calcext:value-type="float">
            <text:p>1739053244.6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0.474999904632568" calcext:value-type="float">
            <text:p>0.474999904632568</text:p>
          </table:table-cell>
          <table:table-cell/>
          <table:table-cell table:formula="of:=[.H158] - [.$H$343]" office:value-type="float" office:value="0.0940001010894773" calcext:value-type="float">
            <text:p>0.094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5.07" calcext:value-type="float">
            <text:p>1739053245.07</text:p>
          </table:table-cell>
          <table:table-cell office:value-type="float" office:value="1739053245.646" calcext:value-type="float">
            <text:p>1739053245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0.575999975204468" calcext:value-type="float">
            <text:p>0.575999975204468</text:p>
          </table:table-cell>
          <table:table-cell/>
          <table:table-cell table:formula="of:=[.H159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6.103" calcext:value-type="float">
            <text:p>1739053246.103</text:p>
          </table:table-cell>
          <table:table-cell office:value-type="float" office:value="1739053246.645" calcext:value-type="float">
            <text:p>1739053246.6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0.54200005531311" calcext:value-type="float">
            <text:p>0.54200005531311</text:p>
          </table:table-cell>
          <table:table-cell/>
          <table:table-cell table:formula="of:=[.H160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7.17" calcext:value-type="float">
            <text:p>1739053247.17</text:p>
          </table:table-cell>
          <table:table-cell office:value-type="float" office:value="1739053247.647" calcext:value-type="float">
            <text:p>1739053247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0.476999998092651" calcext:value-type="float">
            <text:p>0.476999998092651</text:p>
          </table:table-cell>
          <table:table-cell/>
          <table:table-cell table:formula="of:=[.H161] - [.$H$343]" office:value-type="float" office:value="0.0960001945495603" calcext:value-type="float">
            <text:p>0.096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8.137" calcext:value-type="float">
            <text:p>1739053248.137</text:p>
          </table:table-cell>
          <table:table-cell office:value-type="float" office:value="1739053248.647" calcext:value-type="float">
            <text:p>1739053248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0.509999990463257" calcext:value-type="float">
            <text:p>0.509999990463257</text:p>
          </table:table-cell>
          <table:table-cell/>
          <table:table-cell table:formula="of:=[.H162] - [.$H$343]" office:value-type="float" office:value="0.129000186920166" calcext:value-type="float">
            <text:p>0.129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9.103" calcext:value-type="float">
            <text:p>1739053249.103</text:p>
          </table:table-cell>
          <table:table-cell office:value-type="float" office:value="1739053249.656" calcext:value-type="float">
            <text:p>1739053249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0.552999973297119" calcext:value-type="float">
            <text:p>0.552999973297119</text:p>
          </table:table-cell>
          <table:table-cell/>
          <table:table-cell table:formula="of:=[.H163] - [.$H$343]" office:value-type="float" office:value="0.172000169754028" calcext:value-type="float">
            <text:p>0.1720001697540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0.17" calcext:value-type="float">
            <text:p>1739053250.17</text:p>
          </table:table-cell>
          <table:table-cell office:value-type="float" office:value="1739053250.658" calcext:value-type="float">
            <text:p>1739053250.6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0.48799991607666" calcext:value-type="float">
            <text:p>0.48799991607666</text:p>
          </table:table-cell>
          <table:table-cell/>
          <table:table-cell table:formula="of:=[.H164] - [.$H$343]" office:value-type="float" office:value="0.107000112533569" calcext:value-type="float">
            <text:p>0.1070001125335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1.103" calcext:value-type="float">
            <text:p>1739053251.103</text:p>
          </table:table-cell>
          <table:table-cell office:value-type="float" office:value="1739053251.653" calcext:value-type="float">
            <text:p>1739053251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0.550000190734863" calcext:value-type="float">
            <text:p>0.550000190734863</text:p>
          </table:table-cell>
          <table:table-cell/>
          <table:table-cell table:formula="of:=[.H165] - [.$H$343]" office:value-type="float" office:value="0.169000387191772" calcext:value-type="float">
            <text:p>0.16900038719177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2.137" calcext:value-type="float">
            <text:p>1739053252.137</text:p>
          </table:table-cell>
          <table:table-cell office:value-type="float" office:value="1739053252.659" calcext:value-type="float">
            <text:p>1739053252.6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0.521999835968018" calcext:value-type="float">
            <text:p>0.521999835968018</text:p>
          </table:table-cell>
          <table:table-cell/>
          <table:table-cell table:formula="of:=[.H166] - [.$H$343]" office:value-type="float" office:value="0.141000032424927" calcext:value-type="float">
            <text:p>0.1410000324249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3.17" calcext:value-type="float">
            <text:p>1739053253.17</text:p>
          </table:table-cell>
          <table:table-cell office:value-type="float" office:value="1739053253.751" calcext:value-type="float">
            <text:p>1739053253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0.580999851226807" calcext:value-type="float">
            <text:p>0.580999851226807</text:p>
          </table:table-cell>
          <table:table-cell/>
          <table:table-cell table:formula="of:=[.H167] - [.$H$343]" office:value-type="float" office:value="0.200000047683716" calcext:value-type="float">
            <text:p>0.20000004768371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4.07" calcext:value-type="float">
            <text:p>1739053254.07</text:p>
          </table:table-cell>
          <table:table-cell office:value-type="float" office:value="1739053254.659" calcext:value-type="float">
            <text:p>1739053254.6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0.58899998664856" calcext:value-type="float">
            <text:p>0.58899998664856</text:p>
          </table:table-cell>
          <table:table-cell/>
          <table:table-cell table:formula="of:=[.H168] - [.$H$343]" office:value-type="float" office:value="0.208000183105469" calcext:value-type="float">
            <text:p>0.208000183105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5.17" calcext:value-type="float">
            <text:p>1739053255.17</text:p>
          </table:table-cell>
          <table:table-cell office:value-type="float" office:value="1739053255.739" calcext:value-type="float">
            <text:p>1739053255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0.569000005722046" calcext:value-type="float">
            <text:p>0.569000005722046</text:p>
          </table:table-cell>
          <table:table-cell/>
          <table:table-cell table:formula="of:=[.H16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6.137" calcext:value-type="float">
            <text:p>1739053256.137</text:p>
          </table:table-cell>
          <table:table-cell office:value-type="float" office:value="1739053256.667" calcext:value-type="float">
            <text:p>1739053256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0.529999971389771" calcext:value-type="float">
            <text:p>0.529999971389771</text:p>
          </table:table-cell>
          <table:table-cell/>
          <table:table-cell table:formula="of:=[.H170] - [.$H$343]" office:value-type="float" office:value="0.149000167846679" calcext:value-type="float">
            <text:p>0.1490001678466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7.137" calcext:value-type="float">
            <text:p>1739053257.137</text:p>
          </table:table-cell>
          <table:table-cell office:value-type="float" office:value="1739053257.662" calcext:value-type="float">
            <text:p>1739053257.6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0.524999856948853" calcext:value-type="float">
            <text:p>0.524999856948853</text:p>
          </table:table-cell>
          <table:table-cell/>
          <table:table-cell table:formula="of:=[.H171] - [.$H$343]" office:value-type="float" office:value="0.144000053405762" calcext:value-type="float">
            <text:p>0.14400005340576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8.17" calcext:value-type="float">
            <text:p>1739053258.17</text:p>
          </table:table-cell>
          <table:table-cell office:value-type="float" office:value="1739053258.677" calcext:value-type="float">
            <text:p>1739053258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0.506999969482422" calcext:value-type="float">
            <text:p>0.506999969482422</text:p>
          </table:table-cell>
          <table:table-cell/>
          <table:table-cell table:formula="of:=[.H172] - [.$H$343]" office:value-type="float" office:value="0.126000165939331" calcext:value-type="float">
            <text:p>0.1260001659393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9.17" calcext:value-type="float">
            <text:p>1739053259.17</text:p>
          </table:table-cell>
          <table:table-cell office:value-type="float" office:value="1739053259.677" calcext:value-type="float">
            <text:p>1739053259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0.506999969482422" calcext:value-type="float">
            <text:p>0.506999969482422</text:p>
          </table:table-cell>
          <table:table-cell/>
          <table:table-cell table:formula="of:=[.H173] - [.$H$343]" office:value-type="float" office:value="0.126000165939331" calcext:value-type="float">
            <text:p>0.1260001659393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0.137" calcext:value-type="float">
            <text:p>1739053260.137</text:p>
          </table:table-cell>
          <table:table-cell office:value-type="float" office:value="1739053260.67" calcext:value-type="float">
            <text:p>1739053260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0.532999992370606" calcext:value-type="float">
            <text:p>0.532999992370606</text:p>
          </table:table-cell>
          <table:table-cell/>
          <table:table-cell table:formula="of:=[.H174] - [.$H$343]" office:value-type="float" office:value="0.152000188827514" calcext:value-type="float">
            <text:p>0.1520001888275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1.07" calcext:value-type="float">
            <text:p>1739053261.07</text:p>
          </table:table-cell>
          <table:table-cell office:value-type="float" office:value="1739053261.673" calcext:value-type="float">
            <text:p>1739053261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0.603000164031982" calcext:value-type="float">
            <text:p>0.603000164031982</text:p>
          </table:table-cell>
          <table:table-cell/>
          <table:table-cell table:formula="of:=[.H175] - [.$H$343]" office:value-type="float" office:value="0.222000360488891" calcext:value-type="float">
            <text:p>0.2220003604888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2.203" calcext:value-type="float">
            <text:p>1739053262.203</text:p>
          </table:table-cell>
          <table:table-cell office:value-type="float" office:value="1739053262.685" calcext:value-type="float">
            <text:p>1739053262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0.48199987411499" calcext:value-type="float">
            <text:p>0.48199987411499</text:p>
          </table:table-cell>
          <table:table-cell/>
          <table:table-cell table:formula="of:=[.H176] - [.$H$343]" office:value-type="float" office:value="0.101000070571899" calcext:value-type="float">
            <text:p>0.10100007057189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3.137" calcext:value-type="float">
            <text:p>1739053263.137</text:p>
          </table:table-cell>
          <table:table-cell office:value-type="float" office:value="1739053263.681" calcext:value-type="float">
            <text:p>1739053263.6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0.543999910354614" calcext:value-type="float">
            <text:p>0.543999910354614</text:p>
          </table:table-cell>
          <table:table-cell/>
          <table:table-cell table:formula="of:=[.H177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4.203" calcext:value-type="float">
            <text:p>1739053264.203</text:p>
          </table:table-cell>
          <table:table-cell office:value-type="float" office:value="1739053264.682" calcext:value-type="float">
            <text:p>1739053264.6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0.478999853134155" calcext:value-type="float">
            <text:p>0.478999853134155</text:p>
          </table:table-cell>
          <table:table-cell/>
          <table:table-cell table:formula="of:=[.H178] - [.$H$343]" office:value-type="float" office:value="0.0980000495910642" calcext:value-type="float">
            <text:p>0.0980000495910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5.137" calcext:value-type="float">
            <text:p>1739053265.137</text:p>
          </table:table-cell>
          <table:table-cell office:value-type="float" office:value="1739053265.79" calcext:value-type="float">
            <text:p>1739053265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0.652999877929688" calcext:value-type="float">
            <text:p>0.652999877929688</text:p>
          </table:table-cell>
          <table:table-cell/>
          <table:table-cell table:formula="of:=[.H179] - [.$H$343]" office:value-type="float" office:value="0.272000074386596" calcext:value-type="float">
            <text:p>0.272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6.103" calcext:value-type="float">
            <text:p>1739053266.103</text:p>
          </table:table-cell>
          <table:table-cell office:value-type="float" office:value="1739053266.689" calcext:value-type="float">
            <text:p>1739053266.6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0.585999965667725" calcext:value-type="float">
            <text:p>0.585999965667725</text:p>
          </table:table-cell>
          <table:table-cell/>
          <table:table-cell table:formula="of:=[.H180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7.203" calcext:value-type="float">
            <text:p>1739053267.203</text:p>
          </table:table-cell>
          <table:table-cell office:value-type="float" office:value="1739053267.684" calcext:value-type="float">
            <text:p>1739053267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0.480999946594238" calcext:value-type="float">
            <text:p>0.480999946594238</text:p>
          </table:table-cell>
          <table:table-cell/>
          <table:table-cell table:formula="of:=[.H181] - [.$H$343]" office:value-type="float" office:value="0.100000143051147" calcext:value-type="float">
            <text:p>0.1000001430511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8.07" calcext:value-type="float">
            <text:p>1739053268.07</text:p>
          </table:table-cell>
          <table:table-cell office:value-type="float" office:value="1739053268.689" calcext:value-type="float">
            <text:p>1739053268.6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0.61899995803833" calcext:value-type="float">
            <text:p>0.61899995803833</text:p>
          </table:table-cell>
          <table:table-cell/>
          <table:table-cell table:formula="of:=[.H182] - [.$H$343]" office:value-type="float" office:value="0.238000154495239" calcext:value-type="float">
            <text:p>0.238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9.203" calcext:value-type="float">
            <text:p>1739053269.203</text:p>
          </table:table-cell>
          <table:table-cell office:value-type="float" office:value="1739053269.692" calcext:value-type="float">
            <text:p>1739053269.6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0.488999843597412" calcext:value-type="float">
            <text:p>0.488999843597412</text:p>
          </table:table-cell>
          <table:table-cell/>
          <table:table-cell table:formula="of:=[.H183] - [.$H$343]" office:value-type="float" office:value="0.108000040054321" calcext:value-type="float">
            <text:p>0.10800004005432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0.17" calcext:value-type="float">
            <text:p>1739053270.17</text:p>
          </table:table-cell>
          <table:table-cell office:value-type="float" office:value="1739053270.695" calcext:value-type="float">
            <text:p>1739053270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0.524999856948853" calcext:value-type="float">
            <text:p>0.524999856948853</text:p>
          </table:table-cell>
          <table:table-cell/>
          <table:table-cell table:formula="of:=[.H184] - [.$H$343]" office:value-type="float" office:value="0.144000053405762" calcext:value-type="float">
            <text:p>0.14400005340576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1.137" calcext:value-type="float">
            <text:p>1739053271.137</text:p>
          </table:table-cell>
          <table:table-cell office:value-type="float" office:value="1739053271.684" calcext:value-type="float">
            <text:p>1739053271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0.546999931335449" calcext:value-type="float">
            <text:p>0.546999931335449</text:p>
          </table:table-cell>
          <table:table-cell/>
          <table:table-cell table:formula="of:=[.H185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2.203" calcext:value-type="float">
            <text:p>1739053272.203</text:p>
          </table:table-cell>
          <table:table-cell office:value-type="float" office:value="1739053272.686" calcext:value-type="float">
            <text:p>1739053272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0.483000040054321" calcext:value-type="float">
            <text:p>0.483000040054321</text:p>
          </table:table-cell>
          <table:table-cell/>
          <table:table-cell table:formula="of:=[.H186] - [.$H$343]" office:value-type="float" office:value="0.10200023651123" calcext:value-type="float">
            <text:p>0.102000236511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3.203" calcext:value-type="float">
            <text:p>1739053273.203</text:p>
          </table:table-cell>
          <table:table-cell office:value-type="float" office:value="1739053273.697" calcext:value-type="float">
            <text:p>1739053273.6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0.49399995803833" calcext:value-type="float">
            <text:p>0.49399995803833</text:p>
          </table:table-cell>
          <table:table-cell/>
          <table:table-cell table:formula="of:=[.H187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4.137" calcext:value-type="float">
            <text:p>1739053274.137</text:p>
          </table:table-cell>
          <table:table-cell office:value-type="float" office:value="1739053274.704" calcext:value-type="float">
            <text:p>173905327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0.566999912261963" calcext:value-type="float">
            <text:p>0.566999912261963</text:p>
          </table:table-cell>
          <table:table-cell/>
          <table:table-cell table:formula="of:=[.H188] - [.$H$343]" office:value-type="float" office:value="0.186000108718872" calcext:value-type="float">
            <text:p>0.18600010871887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5.137" calcext:value-type="float">
            <text:p>1739053275.137</text:p>
          </table:table-cell>
          <table:table-cell office:value-type="float" office:value="1739053275.695" calcext:value-type="float">
            <text:p>1739053275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0.557999849319458" calcext:value-type="float">
            <text:p>0.557999849319458</text:p>
          </table:table-cell>
          <table:table-cell/>
          <table:table-cell table:formula="of:=[.H189] - [.$H$343]" office:value-type="float" office:value="0.177000045776367" calcext:value-type="float">
            <text:p>0.1770000457763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6.203" calcext:value-type="float">
            <text:p>1739053276.203</text:p>
          </table:table-cell>
          <table:table-cell office:value-type="float" office:value="1739053276.701" calcext:value-type="float">
            <text:p>1739053276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0.497999906539917" calcext:value-type="float">
            <text:p>0.497999906539917</text:p>
          </table:table-cell>
          <table:table-cell/>
          <table:table-cell table:formula="of:=[.H190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7.17" calcext:value-type="float">
            <text:p>1739053277.17</text:p>
          </table:table-cell>
          <table:table-cell office:value-type="float" office:value="1739053277.71" calcext:value-type="float">
            <text:p>1739053277.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0.539999961853027" calcext:value-type="float">
            <text:p>0.539999961853027</text:p>
          </table:table-cell>
          <table:table-cell/>
          <table:table-cell table:formula="of:=[.H191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8.203" calcext:value-type="float">
            <text:p>1739053278.203</text:p>
          </table:table-cell>
          <table:table-cell office:value-type="float" office:value="1739053278.707" calcext:value-type="float">
            <text:p>1739053278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0.503999948501587" calcext:value-type="float">
            <text:p>0.503999948501587</text:p>
          </table:table-cell>
          <table:table-cell/>
          <table:table-cell table:formula="of:=[.H192] - [.$H$343]" office:value-type="float" office:value="0.123000144958496" calcext:value-type="float">
            <text:p>0.1230001449584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9.203" calcext:value-type="float">
            <text:p>1739053279.203</text:p>
          </table:table-cell>
          <table:table-cell office:value-type="float" office:value="1739053279.702" calcext:value-type="float">
            <text:p>1739053279.7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0.498999834060669" calcext:value-type="float">
            <text:p>0.498999834060669</text:p>
          </table:table-cell>
          <table:table-cell/>
          <table:table-cell table:formula="of:=[.H193] - [.$H$343]" office:value-type="float" office:value="0.118000030517578" calcext:value-type="float">
            <text:p>0.1180000305175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0.237" calcext:value-type="float">
            <text:p>1739053280.237</text:p>
          </table:table-cell>
          <table:table-cell office:value-type="float" office:value="1739053280.715" calcext:value-type="float">
            <text:p>1739053280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0.477999925613403" calcext:value-type="float">
            <text:p>0.477999925613403</text:p>
          </table:table-cell>
          <table:table-cell/>
          <table:table-cell table:formula="of:=[.H194] - [.$H$343]" office:value-type="float" office:value="0.0970001220703123" calcext:value-type="float">
            <text:p>0.097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1.137" calcext:value-type="float">
            <text:p>1739053281.137</text:p>
          </table:table-cell>
          <table:table-cell office:value-type="float" office:value="1739053281.713" calcext:value-type="float">
            <text:p>1739053281.7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0.575999975204468" calcext:value-type="float">
            <text:p>0.575999975204468</text:p>
          </table:table-cell>
          <table:table-cell/>
          <table:table-cell table:formula="of:=[.H195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2.17" calcext:value-type="float">
            <text:p>1739053282.17</text:p>
          </table:table-cell>
          <table:table-cell office:value-type="float" office:value="1739053282.714" calcext:value-type="float">
            <text:p>1739053282.7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0.543999910354614" calcext:value-type="float">
            <text:p>0.543999910354614</text:p>
          </table:table-cell>
          <table:table-cell/>
          <table:table-cell table:formula="of:=[.H196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3.203" calcext:value-type="float">
            <text:p>1739053283.203</text:p>
          </table:table-cell>
          <table:table-cell office:value-type="float" office:value="1739053283.713" calcext:value-type="float">
            <text:p>1739053283.7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0.509999990463257" calcext:value-type="float">
            <text:p>0.509999990463257</text:p>
          </table:table-cell>
          <table:table-cell/>
          <table:table-cell table:formula="of:=[.H197] - [.$H$343]" office:value-type="float" office:value="0.129000186920166" calcext:value-type="float">
            <text:p>0.129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4.137" calcext:value-type="float">
            <text:p>1739053284.137</text:p>
          </table:table-cell>
          <table:table-cell office:value-type="float" office:value="1739053284.723" calcext:value-type="float">
            <text:p>1739053284.7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0.585999965667725" calcext:value-type="float">
            <text:p>0.585999965667725</text:p>
          </table:table-cell>
          <table:table-cell/>
          <table:table-cell table:formula="of:=[.H198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5.203" calcext:value-type="float">
            <text:p>1739053285.203</text:p>
          </table:table-cell>
          <table:table-cell office:value-type="float" office:value="1739053285.839" calcext:value-type="float">
            <text:p>1739053285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0.635999917984009" calcext:value-type="float">
            <text:p>0.635999917984009</text:p>
          </table:table-cell>
          <table:table-cell/>
          <table:table-cell table:formula="of:=[.H199] - [.$H$343]" office:value-type="float" office:value="0.255000114440918" calcext:value-type="float">
            <text:p>0.255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6.203" calcext:value-type="float">
            <text:p>1739053286.203</text:p>
          </table:table-cell>
          <table:table-cell office:value-type="float" office:value="1739053286.719" calcext:value-type="float">
            <text:p>1739053286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0.516000032424927" calcext:value-type="float">
            <text:p>0.516000032424927</text:p>
          </table:table-cell>
          <table:table-cell/>
          <table:table-cell table:formula="of:=[.H200] - [.$H$343]" office:value-type="float" office:value="0.135000228881836" calcext:value-type="float">
            <text:p>0.135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7.203" calcext:value-type="float">
            <text:p>1739053287.203</text:p>
          </table:table-cell>
          <table:table-cell office:value-type="float" office:value="1739053287.731" calcext:value-type="float">
            <text:p>1739053287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0.527999877929688" calcext:value-type="float">
            <text:p>0.527999877929688</text:p>
          </table:table-cell>
          <table:table-cell/>
          <table:table-cell table:formula="of:=[.H201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8.17" calcext:value-type="float">
            <text:p>1739053288.17</text:p>
          </table:table-cell>
          <table:table-cell office:value-type="float" office:value="1739053288.722" calcext:value-type="float">
            <text:p>1739053288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0.551999807357788" calcext:value-type="float">
            <text:p>0.551999807357788</text:p>
          </table:table-cell>
          <table:table-cell/>
          <table:table-cell table:formula="of:=[.H202] - [.$H$343]" office:value-type="float" office:value="0.171000003814697" calcext:value-type="float">
            <text:p>0.1710000038146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9.17" calcext:value-type="float">
            <text:p>1739053289.17</text:p>
          </table:table-cell>
          <table:table-cell office:value-type="float" office:value="1739053289.728" calcext:value-type="float">
            <text:p>1739053289.7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0.557999849319458" calcext:value-type="float">
            <text:p>0.557999849319458</text:p>
          </table:table-cell>
          <table:table-cell/>
          <table:table-cell table:formula="of:=[.H203] - [.$H$343]" office:value-type="float" office:value="0.177000045776367" calcext:value-type="float">
            <text:p>0.1770000457763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0.203" calcext:value-type="float">
            <text:p>1739053290.203</text:p>
          </table:table-cell>
          <table:table-cell office:value-type="float" office:value="1739053290.731" calcext:value-type="float">
            <text:p>1739053290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0.527999877929688" calcext:value-type="float">
            <text:p>0.527999877929688</text:p>
          </table:table-cell>
          <table:table-cell/>
          <table:table-cell table:formula="of:=[.H204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1.237" calcext:value-type="float">
            <text:p>1739053291.237</text:p>
          </table:table-cell>
          <table:table-cell office:value-type="float" office:value="1739053291.738" calcext:value-type="float">
            <text:p>1739053291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0.500999927520752" calcext:value-type="float">
            <text:p>0.500999927520752</text:p>
          </table:table-cell>
          <table:table-cell/>
          <table:table-cell table:formula="of:=[.H205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2.203" calcext:value-type="float">
            <text:p>1739053292.203</text:p>
          </table:table-cell>
          <table:table-cell office:value-type="float" office:value="1739053292.727" calcext:value-type="float">
            <text:p>1739053292.7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0.523999929428101" calcext:value-type="float">
            <text:p>0.523999929428101</text:p>
          </table:table-cell>
          <table:table-cell/>
          <table:table-cell table:formula="of:=[.H206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3.17" calcext:value-type="float">
            <text:p>1739053293.17</text:p>
          </table:table-cell>
          <table:table-cell office:value-type="float" office:value="1739053293.739" calcext:value-type="float">
            <text:p>1739053293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0.569000005722046" calcext:value-type="float">
            <text:p>0.569000005722046</text:p>
          </table:table-cell>
          <table:table-cell/>
          <table:table-cell table:formula="of:=[.H207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4.303" calcext:value-type="float">
            <text:p>1739053294.303</text:p>
          </table:table-cell>
          <table:table-cell office:value-type="float" office:value="1739053294.744" calcext:value-type="float">
            <text:p>1739053294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0.440999984741211" calcext:value-type="float">
            <text:p>0.440999984741211</text:p>
          </table:table-cell>
          <table:table-cell/>
          <table:table-cell table:formula="of:=[.H208] - [.$H$343]" office:value-type="float" office:value="0.0600001811981199" calcext:value-type="float">
            <text:p>0.060000181198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5.203" calcext:value-type="float">
            <text:p>1739053295.203</text:p>
          </table:table-cell>
          <table:table-cell office:value-type="float" office:value="1739053295.737" calcext:value-type="float">
            <text:p>1739053295.7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0.533999919891357" calcext:value-type="float">
            <text:p>0.533999919891357</text:p>
          </table:table-cell>
          <table:table-cell/>
          <table:table-cell table:formula="of:=[.H209] - [.$H$343]" office:value-type="float" office:value="0.153000116348266" calcext:value-type="float">
            <text:p>0.1530001163482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6.237" calcext:value-type="float">
            <text:p>1739053296.237</text:p>
          </table:table-cell>
          <table:table-cell office:value-type="float" office:value="1739053296.74" calcext:value-type="float">
            <text:p>1739053296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0.503000020980835" calcext:value-type="float">
            <text:p>0.503000020980835</text:p>
          </table:table-cell>
          <table:table-cell/>
          <table:table-cell table:formula="of:=[.H210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7.27" calcext:value-type="float">
            <text:p>1739053297.27</text:p>
          </table:table-cell>
          <table:table-cell office:value-type="float" office:value="1739053297.82" calcext:value-type="float">
            <text:p>1739053297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0.549999952316284" calcext:value-type="float">
            <text:p>0.549999952316284</text:p>
          </table:table-cell>
          <table:table-cell/>
          <table:table-cell table:formula="of:=[.H211] - [.$H$343]" office:value-type="float" office:value="0.169000148773193" calcext:value-type="float">
            <text:p>0.1690001487731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8.203" calcext:value-type="float">
            <text:p>1739053298.203</text:p>
          </table:table-cell>
          <table:table-cell office:value-type="float" office:value="1739053298.742" calcext:value-type="float">
            <text:p>1739053298.7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0.539000034332275" calcext:value-type="float">
            <text:p>0.539000034332275</text:p>
          </table:table-cell>
          <table:table-cell/>
          <table:table-cell table:formula="of:=[.H212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9.237" calcext:value-type="float">
            <text:p>1739053299.237</text:p>
          </table:table-cell>
          <table:table-cell office:value-type="float" office:value="1739053299.748" calcext:value-type="float">
            <text:p>1739053299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0.510999917984009" calcext:value-type="float">
            <text:p>0.510999917984009</text:p>
          </table:table-cell>
          <table:table-cell/>
          <table:table-cell table:formula="of:=[.H213] - [.$H$343]" office:value-type="float" office:value="0.130000114440918" calcext:value-type="float">
            <text:p>0.130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0.203" calcext:value-type="float">
            <text:p>1739053300.203</text:p>
          </table:table-cell>
          <table:table-cell office:value-type="float" office:value="1739053300.75" calcext:value-type="float">
            <text:p>1739053300.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0.546999931335449" calcext:value-type="float">
            <text:p>0.546999931335449</text:p>
          </table:table-cell>
          <table:table-cell/>
          <table:table-cell table:formula="of:=[.H214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1.203" calcext:value-type="float">
            <text:p>1739053301.203</text:p>
          </table:table-cell>
          <table:table-cell office:value-type="float" office:value="1739053301.749" calcext:value-type="float">
            <text:p>1739053301.7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0.546000003814697" calcext:value-type="float">
            <text:p>0.546000003814697</text:p>
          </table:table-cell>
          <table:table-cell/>
          <table:table-cell table:formula="of:=[.H215] - [.$H$343]" office:value-type="float" office:value="0.165000200271606" calcext:value-type="float">
            <text:p>0.1650002002716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2.17" calcext:value-type="float">
            <text:p>1739053302.17</text:p>
          </table:table-cell>
          <table:table-cell office:value-type="float" office:value="1739053302.755" calcext:value-type="float">
            <text:p>1739053302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0.585000038146973" calcext:value-type="float">
            <text:p>0.585000038146973</text:p>
          </table:table-cell>
          <table:table-cell/>
          <table:table-cell table:formula="of:=[.H216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2.203" calcext:value-type="float">
            <text:p>1739053302.203</text:p>
          </table:table-cell>
          <table:table-cell office:value-type="float" office:value="1739053302.844" calcext:value-type="float">
            <text:p>1739053302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0.641000032424927" calcext:value-type="float">
            <text:p>0.641000032424927</text:p>
          </table:table-cell>
          <table:table-cell/>
          <table:table-cell table:formula="of:=[.H217] - [.$H$343]" office:value-type="float" office:value="0.260000228881836" calcext:value-type="float">
            <text:p>0.260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3.27" calcext:value-type="float">
            <text:p>1739053303.27</text:p>
          </table:table-cell>
          <table:table-cell office:value-type="float" office:value="1739053303.756" calcext:value-type="float">
            <text:p>1739053303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0.486000061035156" calcext:value-type="float">
            <text:p>0.486000061035156</text:p>
          </table:table-cell>
          <table:table-cell/>
          <table:table-cell table:formula="of:=[.H218] - [.$H$343]" office:value-type="float" office:value="0.105000257492065" calcext:value-type="float">
            <text:p>0.1050002574920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4.203" calcext:value-type="float">
            <text:p>1739053304.203</text:p>
          </table:table-cell>
          <table:table-cell office:value-type="float" office:value="1739053304.765" calcext:value-type="float">
            <text:p>1739053304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0.562000036239624" calcext:value-type="float">
            <text:p>0.562000036239624</text:p>
          </table:table-cell>
          <table:table-cell/>
          <table:table-cell table:formula="of:=[.H219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5.303" calcext:value-type="float">
            <text:p>1739053305.303</text:p>
          </table:table-cell>
          <table:table-cell office:value-type="float" office:value="1739053305.76" calcext:value-type="float">
            <text:p>1739053305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0.457000017166138" calcext:value-type="float">
            <text:p>0.457000017166138</text:p>
          </table:table-cell>
          <table:table-cell/>
          <table:table-cell table:formula="of:=[.H220] - [.$H$343]" office:value-type="float" office:value="0.0760002136230467" calcext:value-type="float">
            <text:p>0.076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6.237" calcext:value-type="float">
            <text:p>1739053306.237</text:p>
          </table:table-cell>
          <table:table-cell office:value-type="float" office:value="1739053306.762" calcext:value-type="float">
            <text:p>1739053306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0.525000095367432" calcext:value-type="float">
            <text:p>0.525000095367432</text:p>
          </table:table-cell>
          <table:table-cell/>
          <table:table-cell table:formula="of:=[.H221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7.237" calcext:value-type="float">
            <text:p>1739053307.237</text:p>
          </table:table-cell>
          <table:table-cell office:value-type="float" office:value="1739053307.761" calcext:value-type="float">
            <text:p>1739053307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0.523999929428101" calcext:value-type="float">
            <text:p>0.523999929428101</text:p>
          </table:table-cell>
          <table:table-cell/>
          <table:table-cell table:formula="of:=[.H222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8.27" calcext:value-type="float">
            <text:p>1739053308.27</text:p>
          </table:table-cell>
          <table:table-cell office:value-type="float" office:value="1739053308.765" calcext:value-type="float">
            <text:p>1739053308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0.495000123977661" calcext:value-type="float">
            <text:p>0.495000123977661</text:p>
          </table:table-cell>
          <table:table-cell/>
          <table:table-cell table:formula="of:=[.H223] - [.$H$343]" office:value-type="float" office:value="0.11400032043457" calcext:value-type="float">
            <text:p>0.114000320434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9.237" calcext:value-type="float">
            <text:p>1739053309.237</text:p>
          </table:table-cell>
          <table:table-cell office:value-type="float" office:value="1739053309.761" calcext:value-type="float">
            <text:p>1739053309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0.523999929428101" calcext:value-type="float">
            <text:p>0.523999929428101</text:p>
          </table:table-cell>
          <table:table-cell/>
          <table:table-cell table:formula="of:=[.H224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0.237" calcext:value-type="float">
            <text:p>1739053310.237</text:p>
          </table:table-cell>
          <table:table-cell office:value-type="float" office:value="1739053310.762" calcext:value-type="float">
            <text:p>1739053310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0.525000095367432" calcext:value-type="float">
            <text:p>0.525000095367432</text:p>
          </table:table-cell>
          <table:table-cell/>
          <table:table-cell table:formula="of:=[.H225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1.27" calcext:value-type="float">
            <text:p>1739053311.27</text:p>
          </table:table-cell>
          <table:table-cell office:value-type="float" office:value="1739053311.772" calcext:value-type="float">
            <text:p>1739053311.7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0.502000093460083" calcext:value-type="float">
            <text:p>0.502000093460083</text:p>
          </table:table-cell>
          <table:table-cell/>
          <table:table-cell table:formula="of:=[.H226] - [.$H$343]" office:value-type="float" office:value="0.121000289916992" calcext:value-type="float">
            <text:p>0.121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2.237" calcext:value-type="float">
            <text:p>1739053312.237</text:p>
          </table:table-cell>
          <table:table-cell office:value-type="float" office:value="1739053312.881" calcext:value-type="float">
            <text:p>1739053312.8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0.644000053405762" calcext:value-type="float">
            <text:p>0.644000053405762</text:p>
          </table:table-cell>
          <table:table-cell/>
          <table:table-cell table:formula="of:=[.H227] - [.$H$343]" office:value-type="float" office:value="0.263000249862671" calcext:value-type="float">
            <text:p>0.2630002498626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3.27" calcext:value-type="float">
            <text:p>1739053313.27</text:p>
          </table:table-cell>
          <table:table-cell office:value-type="float" office:value="1739053313.782" calcext:value-type="float">
            <text:p>1739053313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0.51200008392334" calcext:value-type="float">
            <text:p>0.51200008392334</text:p>
          </table:table-cell>
          <table:table-cell/>
          <table:table-cell table:formula="of:=[.H228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4.237" calcext:value-type="float">
            <text:p>1739053314.237</text:p>
          </table:table-cell>
          <table:table-cell office:value-type="float" office:value="1739053314.799" calcext:value-type="float">
            <text:p>1739053314.7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0.562000036239624" calcext:value-type="float">
            <text:p>0.562000036239624</text:p>
          </table:table-cell>
          <table:table-cell/>
          <table:table-cell table:formula="of:=[.H229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5.37" calcext:value-type="float">
            <text:p>1739053315.37</text:p>
          </table:table-cell>
          <table:table-cell office:value-type="float" office:value="1739053315.793" calcext:value-type="float">
            <text:p>1739053315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0.42300009727478" calcext:value-type="float">
            <text:p>0.42300009727478</text:p>
          </table:table-cell>
          <table:table-cell/>
          <table:table-cell table:formula="of:=[.H230] - [.$H$343]" office:value-type="float" office:value="0.0420002937316892" calcext:value-type="float">
            <text:p>0.0420002937316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6.237" calcext:value-type="float">
            <text:p>1739053316.237</text:p>
          </table:table-cell>
          <table:table-cell office:value-type="float" office:value="1739053316.826" calcext:value-type="float">
            <text:p>1739053316.8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0.58899998664856" calcext:value-type="float">
            <text:p>0.58899998664856</text:p>
          </table:table-cell>
          <table:table-cell/>
          <table:table-cell table:formula="of:=[.H231] - [.$H$343]" office:value-type="float" office:value="0.208000183105469" calcext:value-type="float">
            <text:p>0.208000183105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7.27" calcext:value-type="float">
            <text:p>1739053317.27</text:p>
          </table:table-cell>
          <table:table-cell office:value-type="float" office:value="1739053317.822" calcext:value-type="float">
            <text:p>1739053317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0.552000045776367" calcext:value-type="float">
            <text:p>0.552000045776367</text:p>
          </table:table-cell>
          <table:table-cell/>
          <table:table-cell table:formula="of:=[.H232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8.237" calcext:value-type="float">
            <text:p>1739053318.237</text:p>
          </table:table-cell>
          <table:table-cell office:value-type="float" office:value="1739053318.776" calcext:value-type="float">
            <text:p>1739053318.7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0.539000034332275" calcext:value-type="float">
            <text:p>0.539000034332275</text:p>
          </table:table-cell>
          <table:table-cell/>
          <table:table-cell table:formula="of:=[.H233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9.204" calcext:value-type="float">
            <text:p>1739053319.204</text:p>
          </table:table-cell>
          <table:table-cell office:value-type="float" office:value="1739053319.839" calcext:value-type="float">
            <text:p>1739053319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0.634999990463257" calcext:value-type="float">
            <text:p>0.634999990463257</text:p>
          </table:table-cell>
          <table:table-cell/>
          <table:table-cell table:formula="of:=[.H234] - [.$H$343]" office:value-type="float" office:value="0.254000186920166" calcext:value-type="float">
            <text:p>0.254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0.304" calcext:value-type="float">
            <text:p>1739053320.304</text:p>
          </table:table-cell>
          <table:table-cell office:value-type="float" office:value="1739053320.789" calcext:value-type="float">
            <text:p>1739053320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0.485000133514404" calcext:value-type="float">
            <text:p>0.485000133514404</text:p>
          </table:table-cell>
          <table:table-cell/>
          <table:table-cell table:formula="of:=[.H235] - [.$H$343]" office:value-type="float" office:value="0.104000329971313" calcext:value-type="float">
            <text:p>0.1040003299713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1.237" calcext:value-type="float">
            <text:p>1739053321.237</text:p>
          </table:table-cell>
          <table:table-cell office:value-type="float" office:value="1739053321.779" calcext:value-type="float">
            <text:p>1739053321.7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0.54200005531311" calcext:value-type="float">
            <text:p>0.54200005531311</text:p>
          </table:table-cell>
          <table:table-cell/>
          <table:table-cell table:formula="of:=[.H236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2.304" calcext:value-type="float">
            <text:p>1739053322.304</text:p>
          </table:table-cell>
          <table:table-cell office:value-type="float" office:value="1739053322.781" calcext:value-type="float">
            <text:p>1739053322.7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0.476999998092651" calcext:value-type="float">
            <text:p>0.476999998092651</text:p>
          </table:table-cell>
          <table:table-cell/>
          <table:table-cell table:formula="of:=[.H237] - [.$H$343]" office:value-type="float" office:value="0.0960001945495603" calcext:value-type="float">
            <text:p>0.096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3.27" calcext:value-type="float">
            <text:p>1739053323.27</text:p>
          </table:table-cell>
          <table:table-cell office:value-type="float" office:value="1739053323.792" calcext:value-type="float">
            <text:p>1739053323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0.522000074386597" calcext:value-type="float">
            <text:p>0.522000074386597</text:p>
          </table:table-cell>
          <table:table-cell/>
          <table:table-cell table:formula="of:=[.H238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4.27" calcext:value-type="float">
            <text:p>1739053324.27</text:p>
          </table:table-cell>
          <table:table-cell office:value-type="float" office:value="1739053324.788" calcext:value-type="float">
            <text:p>1739053324.7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0.51800012588501" calcext:value-type="float">
            <text:p>0.51800012588501</text:p>
          </table:table-cell>
          <table:table-cell/>
          <table:table-cell table:formula="of:=[.H239] - [.$H$343]" office:value-type="float" office:value="0.137000322341919" calcext:value-type="float">
            <text:p>0.1370003223419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5.237" calcext:value-type="float">
            <text:p>1739053325.237</text:p>
          </table:table-cell>
          <table:table-cell office:value-type="float" office:value="1739053325.854" calcext:value-type="float">
            <text:p>1739053325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0.617000102996826" calcext:value-type="float">
            <text:p>0.617000102996826</text:p>
          </table:table-cell>
          <table:table-cell/>
          <table:table-cell table:formula="of:=[.H240] - [.$H$343]" office:value-type="float" office:value="0.236000299453735" calcext:value-type="float">
            <text:p>0.23600029945373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6.237" calcext:value-type="float">
            <text:p>1739053326.237</text:p>
          </table:table-cell>
          <table:table-cell office:value-type="float" office:value="1739053326.788" calcext:value-type="float">
            <text:p>1739053326.7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0.551000118255615" calcext:value-type="float">
            <text:p>0.551000118255615</text:p>
          </table:table-cell>
          <table:table-cell/>
          <table:table-cell table:formula="of:=[.H241] - [.$H$343]" office:value-type="float" office:value="0.170000314712524" calcext:value-type="float">
            <text:p>0.1700003147125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7.27" calcext:value-type="float">
            <text:p>1739053327.27</text:p>
          </table:table-cell>
          <table:table-cell office:value-type="float" office:value="1739053327.801" calcext:value-type="float">
            <text:p>1739053327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0.531000137329102" calcext:value-type="float">
            <text:p>0.531000137329102</text:p>
          </table:table-cell>
          <table:table-cell/>
          <table:table-cell table:formula="of:=[.H242] - [.$H$343]" office:value-type="float" office:value="0.150000333786011" calcext:value-type="float">
            <text:p>0.1500003337860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8.237" calcext:value-type="float">
            <text:p>1739053328.237</text:p>
          </table:table-cell>
          <table:table-cell office:value-type="float" office:value="1739053328.791" calcext:value-type="float">
            <text:p>1739053328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0.553999900817871" calcext:value-type="float">
            <text:p>0.553999900817871</text:p>
          </table:table-cell>
          <table:table-cell/>
          <table:table-cell table:formula="of:=[.H243] - [.$H$343]" office:value-type="float" office:value="0.17300009727478" calcext:value-type="float">
            <text:p>0.173000097274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9.304" calcext:value-type="float">
            <text:p>1739053329.304</text:p>
          </table:table-cell>
          <table:table-cell office:value-type="float" office:value="1739053329.798" calcext:value-type="float">
            <text:p>1739053329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0.494000196456909" calcext:value-type="float">
            <text:p>0.494000196456909</text:p>
          </table:table-cell>
          <table:table-cell/>
          <table:table-cell table:formula="of:=[.H244] - [.$H$343]" office:value-type="float" office:value="0.113000392913818" calcext:value-type="float">
            <text:p>0.1130003929138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0.27" calcext:value-type="float">
            <text:p>1739053330.27</text:p>
          </table:table-cell>
          <table:table-cell office:value-type="float" office:value="1739053330.8" calcext:value-type="float">
            <text:p>1739053330.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0.529999971389771" calcext:value-type="float">
            <text:p>0.529999971389771</text:p>
          </table:table-cell>
          <table:table-cell/>
          <table:table-cell table:formula="of:=[.H245] - [.$H$343]" office:value-type="float" office:value="0.149000167846679" calcext:value-type="float">
            <text:p>0.1490001678466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1.27" calcext:value-type="float">
            <text:p>1739053331.27</text:p>
          </table:table-cell>
          <table:table-cell office:value-type="float" office:value="1739053331.799" calcext:value-type="float">
            <text:p>1739053331.7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0.529000043869019" calcext:value-type="float">
            <text:p>0.529000043869019</text:p>
          </table:table-cell>
          <table:table-cell/>
          <table:table-cell table:formula="of:=[.H246] - [.$H$343]" office:value-type="float" office:value="0.148000240325928" calcext:value-type="float">
            <text:p>0.1480002403259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2.304" calcext:value-type="float">
            <text:p>1739053332.304</text:p>
          </table:table-cell>
          <table:table-cell office:value-type="float" office:value="1739053332.806" calcext:value-type="float">
            <text:p>1739053332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0.502000093460083" calcext:value-type="float">
            <text:p>0.502000093460083</text:p>
          </table:table-cell>
          <table:table-cell/>
          <table:table-cell table:formula="of:=[.H247] - [.$H$343]" office:value-type="float" office:value="0.121000289916992" calcext:value-type="float">
            <text:p>0.121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3.27" calcext:value-type="float">
            <text:p>1739053333.27</text:p>
          </table:table-cell>
          <table:table-cell office:value-type="float" office:value="1739053333.806" calcext:value-type="float">
            <text:p>1739053333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0.53600001335144" calcext:value-type="float">
            <text:p>0.53600001335144</text:p>
          </table:table-cell>
          <table:table-cell/>
          <table:table-cell table:formula="of:=[.H248] - [.$H$343]" office:value-type="float" office:value="0.155000209808349" calcext:value-type="float">
            <text:p>0.1550002098083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4.237" calcext:value-type="float">
            <text:p>1739053334.237</text:p>
          </table:table-cell>
          <table:table-cell office:value-type="float" office:value="1739053334.806" calcext:value-type="float">
            <text:p>1739053334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0.569000005722046" calcext:value-type="float">
            <text:p>0.569000005722046</text:p>
          </table:table-cell>
          <table:table-cell/>
          <table:table-cell table:formula="of:=[.H24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5.304" calcext:value-type="float">
            <text:p>1739053335.304</text:p>
          </table:table-cell>
          <table:table-cell office:value-type="float" office:value="1739053335.821" calcext:value-type="float">
            <text:p>1739053335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0.517000198364258" calcext:value-type="float">
            <text:p>0.517000198364258</text:p>
          </table:table-cell>
          <table:table-cell/>
          <table:table-cell table:formula="of:=[.H250] - [.$H$343]" office:value-type="float" office:value="0.136000394821167" calcext:value-type="float">
            <text:p>0.1360003948211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6.27" calcext:value-type="float">
            <text:p>1739053336.27</text:p>
          </table:table-cell>
          <table:table-cell office:value-type="float" office:value="1739053336.81" calcext:value-type="float">
            <text:p>1739053336.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0.539999961853027" calcext:value-type="float">
            <text:p>0.539999961853027</text:p>
          </table:table-cell>
          <table:table-cell/>
          <table:table-cell table:formula="of:=[.H251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7.27" calcext:value-type="float">
            <text:p>1739053337.27</text:p>
          </table:table-cell>
          <table:table-cell office:value-type="float" office:value="1739053337.81" calcext:value-type="float">
            <text:p>1739053337.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0.539999961853027" calcext:value-type="float">
            <text:p>0.539999961853027</text:p>
          </table:table-cell>
          <table:table-cell/>
          <table:table-cell table:formula="of:=[.H252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8.204" calcext:value-type="float">
            <text:p>1739053338.204</text:p>
          </table:table-cell>
          <table:table-cell office:value-type="float" office:value="1739053338.818" calcext:value-type="float">
            <text:p>1739053338.8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0.614000082015991" calcext:value-type="float">
            <text:p>0.614000082015991</text:p>
          </table:table-cell>
          <table:table-cell/>
          <table:table-cell table:formula="of:=[.H253] - [.$H$343]" office:value-type="float" office:value="0.2330002784729" calcext:value-type="float">
            <text:p>0.233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9.27" calcext:value-type="float">
            <text:p>1739053339.27</text:p>
          </table:table-cell>
          <table:table-cell office:value-type="float" office:value="1739053339.808" calcext:value-type="float">
            <text:p>1739053339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0.538000106811523" calcext:value-type="float">
            <text:p>0.538000106811523</text:p>
          </table:table-cell>
          <table:table-cell/>
          <table:table-cell table:formula="of:=[.H254] - [.$H$343]" office:value-type="float" office:value="0.157000303268432" calcext:value-type="float">
            <text:p>0.15700030326843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0.304" calcext:value-type="float">
            <text:p>1739053340.304</text:p>
          </table:table-cell>
          <table:table-cell office:value-type="float" office:value="1739053340.811" calcext:value-type="float">
            <text:p>1739053340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0.507000207901001" calcext:value-type="float">
            <text:p>0.507000207901001</text:p>
          </table:table-cell>
          <table:table-cell/>
          <table:table-cell table:formula="of:=[.H255] - [.$H$343]" office:value-type="float" office:value="0.12600040435791" calcext:value-type="float">
            <text:p>0.126000404357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1.27" calcext:value-type="float">
            <text:p>1739053341.27</text:p>
          </table:table-cell>
          <table:table-cell office:value-type="float" office:value="1739053341.814" calcext:value-type="float">
            <text:p>1739053341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0.543999910354614" calcext:value-type="float">
            <text:p>0.543999910354614</text:p>
          </table:table-cell>
          <table:table-cell/>
          <table:table-cell table:formula="of:=[.H256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2.237" calcext:value-type="float">
            <text:p>1739053342.237</text:p>
          </table:table-cell>
          <table:table-cell office:value-type="float" office:value="1739053342.825" calcext:value-type="float">
            <text:p>1739053342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0.588000059127808" calcext:value-type="float">
            <text:p>0.588000059127808</text:p>
          </table:table-cell>
          <table:table-cell/>
          <table:table-cell table:formula="of:=[.H257] - [.$H$343]" office:value-type="float" office:value="0.207000255584717" calcext:value-type="float">
            <text:p>0.2070002555847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3.237" calcext:value-type="float">
            <text:p>1739053343.237</text:p>
          </table:table-cell>
          <table:table-cell office:value-type="float" office:value="1739053343.82" calcext:value-type="float">
            <text:p>1739053343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0.58299994468689" calcext:value-type="float">
            <text:p>0.58299994468689</text:p>
          </table:table-cell>
          <table:table-cell/>
          <table:table-cell table:formula="of:=[.H258] - [.$H$343]" office:value-type="float" office:value="0.202000141143799" calcext:value-type="float">
            <text:p>0.20200014114379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4.37" calcext:value-type="float">
            <text:p>1739053344.37</text:p>
          </table:table-cell>
          <table:table-cell office:value-type="float" office:value="1739053344.89" calcext:value-type="float">
            <text:p>1739053344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0.520000219345093" calcext:value-type="float">
            <text:p>0.520000219345093</text:p>
          </table:table-cell>
          <table:table-cell/>
          <table:table-cell table:formula="of:=[.H259] - [.$H$343]" office:value-type="float" office:value="0.139000415802002" calcext:value-type="float">
            <text:p>0.13900041580200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5.337" calcext:value-type="float">
            <text:p>1739053345.337</text:p>
          </table:table-cell>
          <table:table-cell office:value-type="float" office:value="1739053345.816" calcext:value-type="float">
            <text:p>1739053345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0.479000091552734" calcext:value-type="float">
            <text:p>0.479000091552734</text:p>
          </table:table-cell>
          <table:table-cell/>
          <table:table-cell table:formula="of:=[.H260] - [.$H$343]" office:value-type="float" office:value="0.0980002880096433" calcext:value-type="float">
            <text:p>0.09800028800964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6.304" calcext:value-type="float">
            <text:p>1739053346.304</text:p>
          </table:table-cell>
          <table:table-cell office:value-type="float" office:value="1739053346.841" calcext:value-type="float">
            <text:p>1739053346.8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0.537000179290772" calcext:value-type="float">
            <text:p>0.537000179290772</text:p>
          </table:table-cell>
          <table:table-cell/>
          <table:table-cell table:formula="of:=[.H261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7.37" calcext:value-type="float">
            <text:p>1739053347.37</text:p>
          </table:table-cell>
          <table:table-cell office:value-type="float" office:value="1739053347.831" calcext:value-type="float">
            <text:p>1739053347.8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0.461000204086304" calcext:value-type="float">
            <text:p>0.461000204086304</text:p>
          </table:table-cell>
          <table:table-cell/>
          <table:table-cell table:formula="of:=[.H262] - [.$H$343]" office:value-type="float" office:value="0.0800004005432127" calcext:value-type="float">
            <text:p>0.0800004005432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8.237" calcext:value-type="float">
            <text:p>1739053348.237</text:p>
          </table:table-cell>
          <table:table-cell office:value-type="float" office:value="1739053348.83" calcext:value-type="float">
            <text:p>1739053348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0.592999935150147" calcext:value-type="float">
            <text:p>0.592999935150147</text:p>
          </table:table-cell>
          <table:table-cell/>
          <table:table-cell table:formula="of:=[.H263] - [.$H$343]" office:value-type="float" office:value="0.212000131607055" calcext:value-type="float">
            <text:p>0.2120001316070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9.27" calcext:value-type="float">
            <text:p>1739053349.27</text:p>
          </table:table-cell>
          <table:table-cell office:value-type="float" office:value="1739053349.838" calcext:value-type="float">
            <text:p>1739053349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0.568000078201294" calcext:value-type="float">
            <text:p>0.568000078201294</text:p>
          </table:table-cell>
          <table:table-cell/>
          <table:table-cell table:formula="of:=[.H264] - [.$H$343]" office:value-type="float" office:value="0.187000274658203" calcext:value-type="float">
            <text:p>0.187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0.37" calcext:value-type="float">
            <text:p>1739053350.37</text:p>
          </table:table-cell>
          <table:table-cell office:value-type="float" office:value="1739053350.836" calcext:value-type="float">
            <text:p>1739053350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0.466000080108643" calcext:value-type="float">
            <text:p>0.466000080108643</text:p>
          </table:table-cell>
          <table:table-cell/>
          <table:table-cell table:formula="of:=[.H265] - [.$H$343]" office:value-type="float" office:value="0.0850002765655515" calcext:value-type="float">
            <text:p>0.0850002765655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1.27" calcext:value-type="float">
            <text:p>1739053351.27</text:p>
          </table:table-cell>
          <table:table-cell office:value-type="float" office:value="1739053351.835" calcext:value-type="float">
            <text:p>1739053351.8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0.565000057220459" calcext:value-type="float">
            <text:p>0.565000057220459</text:p>
          </table:table-cell>
          <table:table-cell/>
          <table:table-cell table:formula="of:=[.H266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2.27" calcext:value-type="float">
            <text:p>1739053352.27</text:p>
          </table:table-cell>
          <table:table-cell office:value-type="float" office:value="1739053352.84" calcext:value-type="float">
            <text:p>1739053352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0.569999933242798" calcext:value-type="float">
            <text:p>0.569999933242798</text:p>
          </table:table-cell>
          <table:table-cell/>
          <table:table-cell table:formula="of:=[.H267] - [.$H$343]" office:value-type="float" office:value="0.189000129699707" calcext:value-type="float">
            <text:p>0.18900012969970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3.237" calcext:value-type="float">
            <text:p>1739053353.237</text:p>
          </table:table-cell>
          <table:table-cell office:value-type="float" office:value="1739053353.836" calcext:value-type="float">
            <text:p>1739053353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0.598999977111816" calcext:value-type="float">
            <text:p>0.598999977111816</text:p>
          </table:table-cell>
          <table:table-cell/>
          <table:table-cell table:formula="of:=[.H268] - [.$H$343]" office:value-type="float" office:value="0.218000173568725" calcext:value-type="float">
            <text:p>0.2180001735687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4.37" calcext:value-type="float">
            <text:p>1739053354.37</text:p>
          </table:table-cell>
          <table:table-cell office:value-type="float" office:value="1739053354.844" calcext:value-type="float">
            <text:p>1739053354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0.474000215530396" calcext:value-type="float">
            <text:p>0.474000215530396</text:p>
          </table:table-cell>
          <table:table-cell/>
          <table:table-cell table:formula="of:=[.H269] - [.$H$343]" office:value-type="float" office:value="0.0930004119873045" calcext:value-type="float">
            <text:p>0.0930004119873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5.37" calcext:value-type="float">
            <text:p>1739053355.37</text:p>
          </table:table-cell>
          <table:table-cell office:value-type="float" office:value="1739053355.839" calcext:value-type="float">
            <text:p>1739053355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0.469000101089478" calcext:value-type="float">
            <text:p>0.469000101089478</text:p>
          </table:table-cell>
          <table:table-cell/>
          <table:table-cell table:formula="of:=[.H270] - [.$H$343]" office:value-type="float" office:value="0.0880002975463865" calcext:value-type="float">
            <text:p>0.0880002975463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6.27" calcext:value-type="float">
            <text:p>1739053356.27</text:p>
          </table:table-cell>
          <table:table-cell office:value-type="float" office:value="1739053356.838" calcext:value-type="float">
            <text:p>1739053356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0.568000078201294" calcext:value-type="float">
            <text:p>0.568000078201294</text:p>
          </table:table-cell>
          <table:table-cell/>
          <table:table-cell table:formula="of:=[.H271] - [.$H$343]" office:value-type="float" office:value="0.187000274658203" calcext:value-type="float">
            <text:p>0.187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6.337" calcext:value-type="float">
            <text:p>1739053356.337</text:p>
          </table:table-cell>
          <table:table-cell office:value-type="float" office:value="1739053356.933" calcext:value-type="float">
            <text:p>173905335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0.596000194549561" calcext:value-type="float">
            <text:p>0.596000194549561</text:p>
          </table:table-cell>
          <table:table-cell/>
          <table:table-cell table:formula="of:=[.H272] - [.$H$343]" office:value-type="float" office:value="0.215000391006469" calcext:value-type="float">
            <text:p>0.215000391006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7.337" calcext:value-type="float">
            <text:p>1739053357.337</text:p>
          </table:table-cell>
          <table:table-cell office:value-type="float" office:value="1739053357.844" calcext:value-type="float">
            <text:p>1739053357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0.507000207901001" calcext:value-type="float">
            <text:p>0.507000207901001</text:p>
          </table:table-cell>
          <table:table-cell/>
          <table:table-cell table:formula="of:=[.H273] - [.$H$343]" office:value-type="float" office:value="0.12600040435791" calcext:value-type="float">
            <text:p>0.126000404357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8.37" calcext:value-type="float">
            <text:p>1739053358.37</text:p>
          </table:table-cell>
          <table:table-cell office:value-type="float" office:value="1739053358.86" calcext:value-type="float">
            <text:p>1739053358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0.490000009536743" calcext:value-type="float">
            <text:p>0.490000009536743</text:p>
          </table:table-cell>
          <table:table-cell/>
          <table:table-cell table:formula="of:=[.H274] - [.$H$343]" office:value-type="float" office:value="0.109000205993652" calcext:value-type="float">
            <text:p>0.1090002059936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9.304" calcext:value-type="float">
            <text:p>1739053359.304</text:p>
          </table:table-cell>
          <table:table-cell office:value-type="float" office:value="1739053359.849" calcext:value-type="float">
            <text:p>1739053359.8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0.545000076293945" calcext:value-type="float">
            <text:p>0.545000076293945</text:p>
          </table:table-cell>
          <table:table-cell/>
          <table:table-cell table:formula="of:=[.H275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0.404" calcext:value-type="float">
            <text:p>1739053360.404</text:p>
          </table:table-cell>
          <table:table-cell office:value-type="float" office:value="1739053360.858" calcext:value-type="float">
            <text:p>1739053360.8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0.453999996185303" calcext:value-type="float">
            <text:p>0.453999996185303</text:p>
          </table:table-cell>
          <table:table-cell/>
          <table:table-cell table:formula="of:=[.H276] - [.$H$343]" office:value-type="float" office:value="0.0730001926422117" calcext:value-type="float">
            <text:p>0.073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1.37" calcext:value-type="float">
            <text:p>1739053361.37</text:p>
          </table:table-cell>
          <table:table-cell office:value-type="float" office:value="1739053361.854" calcext:value-type="float">
            <text:p>1739053361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0.484000205993652" calcext:value-type="float">
            <text:p>0.484000205993652</text:p>
          </table:table-cell>
          <table:table-cell/>
          <table:table-cell table:formula="of:=[.H277] - [.$H$343]" office:value-type="float" office:value="0.103000402450561" calcext:value-type="float">
            <text:p>0.1030004024505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2.337" calcext:value-type="float">
            <text:p>1739053362.337</text:p>
          </table:table-cell>
          <table:table-cell office:value-type="float" office:value="1739053362.974" calcext:value-type="float">
            <text:p>1739053362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0.63700008392334" calcext:value-type="float">
            <text:p>0.63700008392334</text:p>
          </table:table-cell>
          <table:table-cell/>
          <table:table-cell table:formula="of:=[.H278] - [.$H$343]" office:value-type="float" office:value="0.256000280380249" calcext:value-type="float">
            <text:p>0.256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3.337" calcext:value-type="float">
            <text:p>1739053363.337</text:p>
          </table:table-cell>
          <table:table-cell office:value-type="float" office:value="1739053363.974" calcext:value-type="float">
            <text:p>1739053363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0.63700008392334" calcext:value-type="float">
            <text:p>0.63700008392334</text:p>
          </table:table-cell>
          <table:table-cell/>
          <table:table-cell table:formula="of:=[.H279] - [.$H$343]" office:value-type="float" office:value="0.256000280380249" calcext:value-type="float">
            <text:p>0.256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4.304" calcext:value-type="float">
            <text:p>1739053364.304</text:p>
          </table:table-cell>
          <table:table-cell office:value-type="float" office:value="1739053364.86" calcext:value-type="float">
            <text:p>1739053364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0.555999994277954" calcext:value-type="float">
            <text:p>0.555999994277954</text:p>
          </table:table-cell>
          <table:table-cell/>
          <table:table-cell table:formula="of:=[.H280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5.337" calcext:value-type="float">
            <text:p>1739053365.337</text:p>
          </table:table-cell>
          <table:table-cell office:value-type="float" office:value="1739053365.859" calcext:value-type="float">
            <text:p>1739053365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0.522000074386597" calcext:value-type="float">
            <text:p>0.522000074386597</text:p>
          </table:table-cell>
          <table:table-cell/>
          <table:table-cell table:formula="of:=[.H281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6.27" calcext:value-type="float">
            <text:p>1739053366.27</text:p>
          </table:table-cell>
          <table:table-cell office:value-type="float" office:value="1739053366.874" calcext:value-type="float">
            <text:p>1739053366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0.604000091552734" calcext:value-type="float">
            <text:p>0.604000091552734</text:p>
          </table:table-cell>
          <table:table-cell/>
          <table:table-cell table:formula="of:=[.H282] - [.$H$343]" office:value-type="float" office:value="0.223000288009643" calcext:value-type="float">
            <text:p>0.22300028800964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7.337" calcext:value-type="float">
            <text:p>1739053367.337</text:p>
          </table:table-cell>
          <table:table-cell office:value-type="float" office:value="1739053367.864" calcext:value-type="float">
            <text:p>1739053367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0.527000188827515" calcext:value-type="float">
            <text:p>0.527000188827515</text:p>
          </table:table-cell>
          <table:table-cell/>
          <table:table-cell table:formula="of:=[.H283] - [.$H$343]" office:value-type="float" office:value="0.146000385284424" calcext:value-type="float">
            <text:p>0.1460003852844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8.304" calcext:value-type="float">
            <text:p>1739053368.304</text:p>
          </table:table-cell>
          <table:table-cell office:value-type="float" office:value="1739053368.869" calcext:value-type="float">
            <text:p>1739053368.8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0.565000057220459" calcext:value-type="float">
            <text:p>0.565000057220459</text:p>
          </table:table-cell>
          <table:table-cell/>
          <table:table-cell table:formula="of:=[.H284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9.437" calcext:value-type="float">
            <text:p>1739053369.437</text:p>
          </table:table-cell>
          <table:table-cell office:value-type="float" office:value="1739053369.869" calcext:value-type="float">
            <text:p>1739053369.8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0.431999921798706" calcext:value-type="float">
            <text:p>0.431999921798706</text:p>
          </table:table-cell>
          <table:table-cell/>
          <table:table-cell table:formula="of:=[.H285] - [.$H$343]" office:value-type="float" office:value="0.051000118255615" calcext:value-type="float">
            <text:p>0.05100011825561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0.304" calcext:value-type="float">
            <text:p>1739053370.304</text:p>
          </table:table-cell>
          <table:table-cell office:value-type="float" office:value="1739053370.867" calcext:value-type="float">
            <text:p>1739053370.8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0.563000202178955" calcext:value-type="float">
            <text:p>0.563000202178955</text:p>
          </table:table-cell>
          <table:table-cell/>
          <table:table-cell table:formula="of:=[.H286] - [.$H$343]" office:value-type="float" office:value="0.182000398635864" calcext:value-type="float">
            <text:p>0.1820003986358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1.304" calcext:value-type="float">
            <text:p>1739053371.304</text:p>
          </table:table-cell>
          <table:table-cell office:value-type="float" office:value="1739053371.865" calcext:value-type="float">
            <text:p>1739053371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0.561000108718872" calcext:value-type="float">
            <text:p>0.561000108718872</text:p>
          </table:table-cell>
          <table:table-cell/>
          <table:table-cell table:formula="of:=[.H287] - [.$H$343]" office:value-type="float" office:value="0.180000305175781" calcext:value-type="float">
            <text:p>0.18000030517578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2.337" calcext:value-type="float">
            <text:p>1739053372.337</text:p>
          </table:table-cell>
          <table:table-cell office:value-type="float" office:value="1739053372.879" calcext:value-type="float">
            <text:p>1739053372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0.54200005531311" calcext:value-type="float">
            <text:p>0.54200005531311</text:p>
          </table:table-cell>
          <table:table-cell/>
          <table:table-cell table:formula="of:=[.H288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3.37" calcext:value-type="float">
            <text:p>1739053373.37</text:p>
          </table:table-cell>
          <table:table-cell office:value-type="float" office:value="1739053373.875" calcext:value-type="float">
            <text:p>1739053373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0.505000114440918" calcext:value-type="float">
            <text:p>0.505000114440918</text:p>
          </table:table-cell>
          <table:table-cell/>
          <table:table-cell table:formula="of:=[.H289] - [.$H$343]" office:value-type="float" office:value="0.124000310897827" calcext:value-type="float">
            <text:p>0.1240003108978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4.37" calcext:value-type="float">
            <text:p>1739053374.37</text:p>
          </table:table-cell>
          <table:table-cell office:value-type="float" office:value="1739053374.883" calcext:value-type="float">
            <text:p>1739053374.8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0.513000011444092" calcext:value-type="float">
            <text:p>0.513000011444092</text:p>
          </table:table-cell>
          <table:table-cell/>
          <table:table-cell table:formula="of:=[.H290] - [.$H$343]" office:value-type="float" office:value="0.132000207901001" calcext:value-type="float">
            <text:p>0.1320002079010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5.304" calcext:value-type="float">
            <text:p>1739053375.304</text:p>
          </table:table-cell>
          <table:table-cell office:value-type="float" office:value="1739053375.89" calcext:value-type="float">
            <text:p>1739053375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0.586000204086304" calcext:value-type="float">
            <text:p>0.586000204086304</text:p>
          </table:table-cell>
          <table:table-cell/>
          <table:table-cell table:formula="of:=[.H291] - [.$H$343]" office:value-type="float" office:value="0.205000400543213" calcext:value-type="float">
            <text:p>0.2050004005432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6.27" calcext:value-type="float">
            <text:p>1739053376.27</text:p>
          </table:table-cell>
          <table:table-cell office:value-type="float" office:value="1739053376.883" calcext:value-type="float">
            <text:p>1739053376.8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0.61299991607666" calcext:value-type="float">
            <text:p>0.61299991607666</text:p>
          </table:table-cell>
          <table:table-cell/>
          <table:table-cell table:formula="of:=[.H292] - [.$H$343]" office:value-type="float" office:value="0.232000112533569" calcext:value-type="float">
            <text:p>0.2320001125335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7.337" calcext:value-type="float">
            <text:p>1739053377.337</text:p>
          </table:table-cell>
          <table:table-cell office:value-type="float" office:value="1739053377.878" calcext:value-type="float">
            <text:p>1739053377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0.541000127792358" calcext:value-type="float">
            <text:p>0.541000127792358</text:p>
          </table:table-cell>
          <table:table-cell/>
          <table:table-cell table:formula="of:=[.H293] - [.$H$343]" office:value-type="float" office:value="0.160000324249267" calcext:value-type="float">
            <text:p>0.1600003242492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8.304" calcext:value-type="float">
            <text:p>1739053378.304</text:p>
          </table:table-cell>
          <table:table-cell office:value-type="float" office:value="1739053378.889" calcext:value-type="float">
            <text:p>1739053378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0.585000038146973" calcext:value-type="float">
            <text:p>0.585000038146973</text:p>
          </table:table-cell>
          <table:table-cell/>
          <table:table-cell table:formula="of:=[.H294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9.404" calcext:value-type="float">
            <text:p>1739053379.404</text:p>
          </table:table-cell>
          <table:table-cell office:value-type="float" office:value="1739053379.879" calcext:value-type="float">
            <text:p>1739053379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0.474999904632568" calcext:value-type="float">
            <text:p>0.474999904632568</text:p>
          </table:table-cell>
          <table:table-cell/>
          <table:table-cell table:formula="of:=[.H295] - [.$H$343]" office:value-type="float" office:value="0.0940001010894773" calcext:value-type="float">
            <text:p>0.094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0.404" calcext:value-type="float">
            <text:p>1739053380.404</text:p>
          </table:table-cell>
          <table:table-cell office:value-type="float" office:value="1739053380.894" calcext:value-type="float">
            <text:p>1739053380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0.490000009536743" calcext:value-type="float">
            <text:p>0.490000009536743</text:p>
          </table:table-cell>
          <table:table-cell/>
          <table:table-cell table:formula="of:=[.H296] - [.$H$343]" office:value-type="float" office:value="0.109000205993652" calcext:value-type="float">
            <text:p>0.1090002059936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1.37" calcext:value-type="float">
            <text:p>1739053381.37</text:p>
          </table:table-cell>
          <table:table-cell office:value-type="float" office:value="1739053381.881" calcext:value-type="float">
            <text:p>1739053381.8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0.511000156402588" calcext:value-type="float">
            <text:p>0.511000156402588</text:p>
          </table:table-cell>
          <table:table-cell/>
          <table:table-cell table:formula="of:=[.H297] - [.$H$343]" office:value-type="float" office:value="0.130000352859497" calcext:value-type="float">
            <text:p>0.1300003528594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2.337" calcext:value-type="float">
            <text:p>1739053382.337</text:p>
          </table:table-cell>
          <table:table-cell office:value-type="float" office:value="1739053382.904" calcext:value-type="float">
            <text:p>1739053382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0.567000150680542" calcext:value-type="float">
            <text:p>0.567000150680542</text:p>
          </table:table-cell>
          <table:table-cell/>
          <table:table-cell table:formula="of:=[.H298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3.47" calcext:value-type="float">
            <text:p>1739053383.47</text:p>
          </table:table-cell>
          <table:table-cell office:value-type="float" office:value="1739053383.896" calcext:value-type="float">
            <text:p>1739053383.8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0.425999879837036" calcext:value-type="float">
            <text:p>0.425999879837036</text:p>
          </table:table-cell>
          <table:table-cell/>
          <table:table-cell table:formula="of:=[.H299] - [.$H$343]" office:value-type="float" office:value="0.0450000762939451" calcext:value-type="float">
            <text:p>0.04500007629394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4.37" calcext:value-type="float">
            <text:p>1739053384.37</text:p>
          </table:table-cell>
          <table:table-cell office:value-type="float" office:value="1739053384.888" calcext:value-type="float">
            <text:p>1739053384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0.51800012588501" calcext:value-type="float">
            <text:p>0.51800012588501</text:p>
          </table:table-cell>
          <table:table-cell/>
          <table:table-cell table:formula="of:=[.H300] - [.$H$343]" office:value-type="float" office:value="0.137000322341919" calcext:value-type="float">
            <text:p>0.1370003223419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5.337" calcext:value-type="float">
            <text:p>1739053385.337</text:p>
          </table:table-cell>
          <table:table-cell office:value-type="float" office:value="1739053385.896" calcext:value-type="float">
            <text:p>1739053385.8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0.559000015258789" calcext:value-type="float">
            <text:p>0.559000015258789</text:p>
          </table:table-cell>
          <table:table-cell/>
          <table:table-cell table:formula="of:=[.H301] - [.$H$343]" office:value-type="float" office:value="0.178000211715698" calcext:value-type="float">
            <text:p>0.17800021171569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6.404" calcext:value-type="float">
            <text:p>1739053386.404</text:p>
          </table:table-cell>
          <table:table-cell office:value-type="float" office:value="1739053386.888" calcext:value-type="float">
            <text:p>1739053386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0.483999967575073" calcext:value-type="float">
            <text:p>0.483999967575073</text:p>
          </table:table-cell>
          <table:table-cell/>
          <table:table-cell table:formula="of:=[.H302] - [.$H$343]" office:value-type="float" office:value="0.103000164031982" calcext:value-type="float">
            <text:p>0.1030001640319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7.304" calcext:value-type="float">
            <text:p>1739053387.304</text:p>
          </table:table-cell>
          <table:table-cell office:value-type="float" office:value="1739053387.903" calcext:value-type="float">
            <text:p>1739053387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0.599000215530396" calcext:value-type="float">
            <text:p>0.599000215530396</text:p>
          </table:table-cell>
          <table:table-cell/>
          <table:table-cell table:formula="of:=[.H303] - [.$H$343]" office:value-type="float" office:value="0.218000411987304" calcext:value-type="float">
            <text:p>0.2180004119873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8.437" calcext:value-type="float">
            <text:p>1739053388.437</text:p>
          </table:table-cell>
          <table:table-cell office:value-type="float" office:value="1739053388.894" calcext:value-type="float">
            <text:p>1739053388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0.457000017166138" calcext:value-type="float">
            <text:p>0.457000017166138</text:p>
          </table:table-cell>
          <table:table-cell/>
          <table:table-cell table:formula="of:=[.H304] - [.$H$343]" office:value-type="float" office:value="0.0760002136230467" calcext:value-type="float">
            <text:p>0.076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9.404" calcext:value-type="float">
            <text:p>1739053389.404</text:p>
          </table:table-cell>
          <table:table-cell office:value-type="float" office:value="1739053389.9" calcext:value-type="float">
            <text:p>1739053389.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0.496000051498413" calcext:value-type="float">
            <text:p>0.496000051498413</text:p>
          </table:table-cell>
          <table:table-cell/>
          <table:table-cell table:formula="of:=[.H305] - [.$H$343]" office:value-type="float" office:value="0.115000247955322" calcext:value-type="float">
            <text:p>0.11500024795532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0.337" calcext:value-type="float">
            <text:p>1739053390.337</text:p>
          </table:table-cell>
          <table:table-cell office:value-type="float" office:value="1739053390.894" calcext:value-type="float">
            <text:p>1739053390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0.557000160217285" calcext:value-type="float">
            <text:p>0.557000160217285</text:p>
          </table:table-cell>
          <table:table-cell/>
          <table:table-cell table:formula="of:=[.H306] - [.$H$343]" office:value-type="float" office:value="0.176000356674194" calcext:value-type="float">
            <text:p>0.1760003566741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0.37" calcext:value-type="float">
            <text:p>1739053390.37</text:p>
          </table:table-cell>
          <table:table-cell office:value-type="float" office:value="1739053390.994" calcext:value-type="float">
            <text:p>1739053390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0.624000072479248" calcext:value-type="float">
            <text:p>0.624000072479248</text:p>
          </table:table-cell>
          <table:table-cell/>
          <table:table-cell table:formula="of:=[.H307] - [.$H$343]" office:value-type="float" office:value="0.243000268936157" calcext:value-type="float">
            <text:p>0.243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1.404" calcext:value-type="float">
            <text:p>1739053391.404</text:p>
          </table:table-cell>
          <table:table-cell office:value-type="float" office:value="1739053391.898" calcext:value-type="float">
            <text:p>1739053391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0.49399995803833" calcext:value-type="float">
            <text:p>0.49399995803833</text:p>
          </table:table-cell>
          <table:table-cell/>
          <table:table-cell table:formula="of:=[.H308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2.337" calcext:value-type="float">
            <text:p>1739053392.337</text:p>
          </table:table-cell>
          <table:table-cell office:value-type="float" office:value="1739053392.906" calcext:value-type="float">
            <text:p>1739053392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0.569000005722046" calcext:value-type="float">
            <text:p>0.569000005722046</text:p>
          </table:table-cell>
          <table:table-cell/>
          <table:table-cell table:formula="of:=[.H30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3.437" calcext:value-type="float">
            <text:p>1739053393.437</text:p>
          </table:table-cell>
          <table:table-cell office:value-type="float" office:value="1739053393.91" calcext:value-type="float">
            <text:p>1739053393.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0.473000049591064" calcext:value-type="float">
            <text:p>0.473000049591064</text:p>
          </table:table-cell>
          <table:table-cell/>
          <table:table-cell table:formula="of:=[.H310] - [.$H$343]" office:value-type="float" office:value="0.0920002460479734" calcext:value-type="float">
            <text:p>0.09200024604797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4.37" calcext:value-type="float">
            <text:p>1739053394.37</text:p>
          </table:table-cell>
          <table:table-cell office:value-type="float" office:value="1739053394.914" calcext:value-type="float">
            <text:p>1739053394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0.544000148773193" calcext:value-type="float">
            <text:p>0.544000148773193</text:p>
          </table:table-cell>
          <table:table-cell/>
          <table:table-cell table:formula="of:=[.H311] - [.$H$343]" office:value-type="float" office:value="0.163000345230102" calcext:value-type="float">
            <text:p>0.16300034523010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5.437" calcext:value-type="float">
            <text:p>1739053395.437</text:p>
          </table:table-cell>
          <table:table-cell office:value-type="float" office:value="1739053395.918" calcext:value-type="float">
            <text:p>1739053395.9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0.480999946594238" calcext:value-type="float">
            <text:p>0.480999946594238</text:p>
          </table:table-cell>
          <table:table-cell/>
          <table:table-cell table:formula="of:=[.H312] - [.$H$343]" office:value-type="float" office:value="0.100000143051147" calcext:value-type="float">
            <text:p>0.1000001430511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6.37" calcext:value-type="float">
            <text:p>1739053396.37</text:p>
          </table:table-cell>
          <table:table-cell office:value-type="float" office:value="1739053396.912" calcext:value-type="float">
            <text:p>1739053396.9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0.54200005531311" calcext:value-type="float">
            <text:p>0.54200005531311</text:p>
          </table:table-cell>
          <table:table-cell/>
          <table:table-cell table:formula="of:=[.H313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7.437" calcext:value-type="float">
            <text:p>1739053397.437</text:p>
          </table:table-cell>
          <table:table-cell office:value-type="float" office:value="1739053397.915" calcext:value-type="float">
            <text:p>1739053397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0.477999925613403" calcext:value-type="float">
            <text:p>0.477999925613403</text:p>
          </table:table-cell>
          <table:table-cell/>
          <table:table-cell table:formula="of:=[.H314] - [.$H$343]" office:value-type="float" office:value="0.0970001220703123" calcext:value-type="float">
            <text:p>0.097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8.371" calcext:value-type="float">
            <text:p>1739053398.371</text:p>
          </table:table-cell>
          <table:table-cell office:value-type="float" office:value="1739053398.911" calcext:value-type="float">
            <text:p>1739053398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0.539999961853027" calcext:value-type="float">
            <text:p>0.539999961853027</text:p>
          </table:table-cell>
          <table:table-cell/>
          <table:table-cell table:formula="of:=[.H315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9.404" calcext:value-type="float">
            <text:p>1739053399.404</text:p>
          </table:table-cell>
          <table:table-cell office:value-type="float" office:value="1739053399.915" calcext:value-type="float">
            <text:p>1739053399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0.510999917984009" calcext:value-type="float">
            <text:p>0.510999917984009</text:p>
          </table:table-cell>
          <table:table-cell/>
          <table:table-cell table:formula="of:=[.H316] - [.$H$343]" office:value-type="float" office:value="0.130000114440918" calcext:value-type="float">
            <text:p>0.130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0.437" calcext:value-type="float">
            <text:p>1739053400.437</text:p>
          </table:table-cell>
          <table:table-cell office:value-type="float" office:value="1739053400.923" calcext:value-type="float">
            <text:p>1739053400.9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0.486000061035156" calcext:value-type="float">
            <text:p>0.486000061035156</text:p>
          </table:table-cell>
          <table:table-cell/>
          <table:table-cell table:formula="of:=[.H317] - [.$H$343]" office:value-type="float" office:value="0.105000257492065" calcext:value-type="float">
            <text:p>0.1050002574920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1.337" calcext:value-type="float">
            <text:p>1739053401.337</text:p>
          </table:table-cell>
          <table:table-cell office:value-type="float" office:value="1739053401.926" calcext:value-type="float">
            <text:p>1739053401.9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0.589000225067139" calcext:value-type="float">
            <text:p>0.589000225067139</text:p>
          </table:table-cell>
          <table:table-cell/>
          <table:table-cell table:formula="of:=[.H318] - [.$H$343]" office:value-type="float" office:value="0.208000421524048" calcext:value-type="float">
            <text:p>0.2080004215240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2.404" calcext:value-type="float">
            <text:p>1739053402.404</text:p>
          </table:table-cell>
          <table:table-cell office:value-type="float" office:value="1739053402.919" calcext:value-type="float">
            <text:p>1739053402.9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0.514999866485596" calcext:value-type="float">
            <text:p>0.514999866485596</text:p>
          </table:table-cell>
          <table:table-cell/>
          <table:table-cell table:formula="of:=[.H319] - [.$H$343]" office:value-type="float" office:value="0.134000062942505" calcext:value-type="float">
            <text:p>0.1340000629425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3.471" calcext:value-type="float">
            <text:p>1739053403.471</text:p>
          </table:table-cell>
          <table:table-cell office:value-type="float" office:value="1739053403.934" calcext:value-type="float">
            <text:p>1739053403.9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0.463000059127808" calcext:value-type="float">
            <text:p>0.463000059127808</text:p>
          </table:table-cell>
          <table:table-cell/>
          <table:table-cell table:formula="of:=[.H320] - [.$H$343]" office:value-type="float" office:value="0.0820002555847166" calcext:value-type="float">
            <text:p>0.0820002555847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4.371" calcext:value-type="float">
            <text:p>1739053404.371</text:p>
          </table:table-cell>
          <table:table-cell office:value-type="float" office:value="1739053404.92" calcext:value-type="float">
            <text:p>1739053404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0.549000024795532" calcext:value-type="float">
            <text:p>0.549000024795532</text:p>
          </table:table-cell>
          <table:table-cell/>
          <table:table-cell table:formula="of:=[.H321] - [.$H$343]" office:value-type="float" office:value="0.168000221252441" calcext:value-type="float">
            <text:p>0.1680002212524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5.471" calcext:value-type="float">
            <text:p>1739053405.471</text:p>
          </table:table-cell>
          <table:table-cell office:value-type="float" office:value="1739053405.922" calcext:value-type="float">
            <text:p>1739053405.9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0.450999975204468" calcext:value-type="float">
            <text:p>0.450999975204468</text:p>
          </table:table-cell>
          <table:table-cell/>
          <table:table-cell table:formula="of:=[.H322] - [.$H$343]" office:value-type="float" office:value="0.0700001716613767" calcext:value-type="float">
            <text:p>0.070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6.437" calcext:value-type="float">
            <text:p>1739053406.437</text:p>
          </table:table-cell>
          <table:table-cell office:value-type="float" office:value="1739053406.928" calcext:value-type="float">
            <text:p>1739053406.9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0.490999937057495" calcext:value-type="float">
            <text:p>0.490999937057495</text:p>
          </table:table-cell>
          <table:table-cell/>
          <table:table-cell table:formula="of:=[.H323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7.437" calcext:value-type="float">
            <text:p>1739053407.437</text:p>
          </table:table-cell>
          <table:table-cell office:value-type="float" office:value="1739053407.94" calcext:value-type="float">
            <text:p>1739053407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0.503000020980835" calcext:value-type="float">
            <text:p>0.503000020980835</text:p>
          </table:table-cell>
          <table:table-cell/>
          <table:table-cell table:formula="of:=[.H324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8.404" calcext:value-type="float">
            <text:p>1739053408.404</text:p>
          </table:table-cell>
          <table:table-cell office:value-type="float" office:value="1739053408.938" calcext:value-type="float">
            <text:p>1739053408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0.533999919891357" calcext:value-type="float">
            <text:p>0.533999919891357</text:p>
          </table:table-cell>
          <table:table-cell/>
          <table:table-cell table:formula="of:=[.H325] - [.$H$343]" office:value-type="float" office:value="0.153000116348266" calcext:value-type="float">
            <text:p>0.1530001163482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9.404" calcext:value-type="float">
            <text:p>1739053409.404</text:p>
          </table:table-cell>
          <table:table-cell office:value-type="float" office:value="1739053409.941" calcext:value-type="float">
            <text:p>1739053409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0.536999940872192" calcext:value-type="float">
            <text:p>0.536999940872192</text:p>
          </table:table-cell>
          <table:table-cell/>
          <table:table-cell table:formula="of:=[.H326] - [.$H$343]" office:value-type="float" office:value="0.156000137329101" calcext:value-type="float">
            <text:p>0.1560001373291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0.371" calcext:value-type="float">
            <text:p>1739053410.371</text:p>
          </table:table-cell>
          <table:table-cell office:value-type="float" office:value="1739053410.937" calcext:value-type="float">
            <text:p>1739053410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0.565999984741211" calcext:value-type="float">
            <text:p>0.565999984741211</text:p>
          </table:table-cell>
          <table:table-cell/>
          <table:table-cell table:formula="of:=[.H327] - [.$H$343]" office:value-type="float" office:value="0.18500018119812" calcext:value-type="float">
            <text:p>0.185000181198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1.437" calcext:value-type="float">
            <text:p>1739053411.437</text:p>
          </table:table-cell>
          <table:table-cell office:value-type="float" office:value="1739053411.94" calcext:value-type="float">
            <text:p>1739053411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0.503000020980835" calcext:value-type="float">
            <text:p>0.503000020980835</text:p>
          </table:table-cell>
          <table:table-cell/>
          <table:table-cell table:formula="of:=[.H328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2.404" calcext:value-type="float">
            <text:p>1739053412.404</text:p>
          </table:table-cell>
          <table:table-cell office:value-type="float" office:value="1739053412.943" calcext:value-type="float">
            <text:p>1739053412.9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0.539000034332275" calcext:value-type="float">
            <text:p>0.539000034332275</text:p>
          </table:table-cell>
          <table:table-cell/>
          <table:table-cell table:formula="of:=[.H329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3.437" calcext:value-type="float">
            <text:p>1739053413.437</text:p>
          </table:table-cell>
          <table:table-cell office:value-type="float" office:value="1739053413.936" calcext:value-type="float">
            <text:p>1739053413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0.499000072479248" calcext:value-type="float">
            <text:p>0.499000072479248</text:p>
          </table:table-cell>
          <table:table-cell/>
          <table:table-cell table:formula="of:=[.H330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4.371" calcext:value-type="float">
            <text:p>1739053414.371</text:p>
          </table:table-cell>
          <table:table-cell office:value-type="float" office:value="1739053414.939" calcext:value-type="float">
            <text:p>1739053414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0.567999839782715" calcext:value-type="float">
            <text:p>0.567999839782715</text:p>
          </table:table-cell>
          <table:table-cell/>
          <table:table-cell table:formula="of:=[.H331] - [.$H$343]" office:value-type="float" office:value="0.187000036239624" calcext:value-type="float">
            <text:p>0.1870000362396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5.404" calcext:value-type="float">
            <text:p>1739053415.404</text:p>
          </table:table-cell>
          <table:table-cell office:value-type="float" office:value="1739053415.947" calcext:value-type="float">
            <text:p>1739053415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0.542999982833862" calcext:value-type="float">
            <text:p>0.542999982833862</text:p>
          </table:table-cell>
          <table:table-cell/>
          <table:table-cell table:formula="of:=[.H332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6.471" calcext:value-type="float">
            <text:p>1739053416.471</text:p>
          </table:table-cell>
          <table:table-cell office:value-type="float" office:value="1739053416.959" calcext:value-type="float">
            <text:p>1739053416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0.488000154495239" calcext:value-type="float">
            <text:p>0.488000154495239</text:p>
          </table:table-cell>
          <table:table-cell/>
          <table:table-cell table:formula="of:=[.H333] - [.$H$343]" office:value-type="float" office:value="0.107000350952148" calcext:value-type="float">
            <text:p>0.1070003509521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7.404" calcext:value-type="float">
            <text:p>1739053417.404</text:p>
          </table:table-cell>
          <table:table-cell office:value-type="float" office:value="1739053417.941" calcext:value-type="float">
            <text:p>1739053417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0.536999940872192" calcext:value-type="float">
            <text:p>0.536999940872192</text:p>
          </table:table-cell>
          <table:table-cell/>
          <table:table-cell table:formula="of:=[.H334] - [.$H$343]" office:value-type="float" office:value="0.156000137329101" calcext:value-type="float">
            <text:p>0.1560001373291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8.404" calcext:value-type="float">
            <text:p>1739053418.404</text:p>
          </table:table-cell>
          <table:table-cell office:value-type="float" office:value="1739053418.95" calcext:value-type="float">
            <text:p>1739053418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0.546000003814697" calcext:value-type="float">
            <text:p>0.546000003814697</text:p>
          </table:table-cell>
          <table:table-cell/>
          <table:table-cell table:formula="of:=[.H335] - [.$H$343]" office:value-type="float" office:value="0.165000200271606" calcext:value-type="float">
            <text:p>0.1650002002716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9.504" calcext:value-type="float">
            <text:p>1739053419.504</text:p>
          </table:table-cell>
          <table:table-cell office:value-type="float" office:value="1739053419.947" calcext:value-type="float">
            <text:p>1739053419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0.443000078201294" calcext:value-type="float">
            <text:p>0.443000078201294</text:p>
          </table:table-cell>
          <table:table-cell/>
          <table:table-cell table:formula="of:=[.H336] - [.$H$343]" office:value-type="float" office:value="0.0620002746582029" calcext:value-type="float">
            <text:p>0.062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20.337" calcext:value-type="float">
            <text:p>1739053420.337</text:p>
          </table:table-cell>
          <table:table-cell office:value-type="float" office:value="1739053420.951" calcext:value-type="float">
            <text:p>1739053420.9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0.614000082015991" calcext:value-type="float">
            <text:p>0.614000082015991</text:p>
          </table:table-cell>
          <table:table-cell/>
          <table:table-cell table:formula="of:=[.H337] - [.$H$343]" office:value-type="float" office:value="0.2330002784729" calcext:value-type="float">
            <text:p>0.233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3421.404" calcext:value-type="float">
            <text:p>1739053421.404</text:p>
          </table:table-cell>
          <table:table-cell table:style-name="ce2" office:value-type="float" office:value="1739053421.954" calcext:value-type="float">
            <text:p>1739053421.95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338]-[.A338]" office:value-type="float" office:value="0.549999952316284" calcext:value-type="float">
            <text:p>0.549999952316284</text:p>
          </table:table-cell>
          <table:table-cell table:style-name="ce2"/>
          <table:table-cell table:formula="of:=[.H338] - [.$H$343]" office:value-type="float" office:value="0.169000148773193" calcext:value-type="float">
            <text:p>0.1690001487731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35:.H338])" office:value-type="float" office:value="0.532999992370606" calcext:value-type="float">
            <text:p>0.532999992370606</text:p>
          </table:table-cell>
          <table:table-cell/>
          <table:table-cell table:formula="of:=[.H340] - [.$H$343]" office:value-type="float" office:value="0.152000188827514" calcext:value-type="float">
            <text:p>0.1520001888275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35:.H338]) / ([.A338] - [.A35])" office:value-type="float" office:value="1.0149064380219" calcext:value-type="float">
            <text:p>1.01490643802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380999803543091" calcext:value-type="float">
            <text:p>0.38099980354309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hroughput received (MB/sec)</text:p>
          </table:table-cell>
          <table:table-cell table:formula="of:=ROUND([.H341])*[.F338]*0.000001" office:value-type="float" office:value="0.6144" calcext:value-type="float">
            <text:p>0.614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0:32:47.85431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2-10T00:47:14.449686070</dc:date>
    <meta:editing-duration>PT53M27S</meta:editing-duration>
    <meta:editing-cycles>10</meta:editing-cycles>
    <meta:document-statistic meta:table-count="1" meta:cell-count="3051" meta:object-count="0"/>
  </office:meta>
</office:document-meta>
</file>